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Open Sans" svg:font-family="'Open Sans', 'Helvetica Neue', Arial, Helvetica, sans-serif"/>
    <style:font-face style:name="Open Sans1" svg:font-family="'Open Sans', 'Helvetica Neue', Helvetica, Arial, sans-serif"/>
    <style:font-face style:name="OpenSans" svg:font-family="OpenSans, Helvetica, Arial, sans-serif"/>
    <style:font-face style:name="OpenSymbol" svg:font-family="OpenSymbol"/>
    <style:font-face style:name="SFMono-Regular" svg:font-family="SFMono-Regular, Consolas, 'Liberation Mono', Menlo, Courier, monospace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P2" style:family="paragraph" style:parent-style-name="Text_20_body">
      <style:paragraph-properties fo:margin-left="0in" fo:margin-right="0in" fo:margin-top="0in" fo:margin-bottom="0.1563in" fo:line-height="145%" fo:text-align="justify" style:justify-single-word="false" fo:orphans="2" fo:widows="2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margin-top="0in" fo:margin-bottom="0in" fo:line-height="120%" fo:text-align="start" style:justify-single-word="false" fo:orphans="2" fo:widows="2" fo:text-indent="0in" style:auto-text-indent="false" fo:background-color="#eceff1" fo:padding="0in" fo:border="none">
        <style:background-image/>
      </style:paragraph-properties>
    </style:style>
    <style:style style:name="P4" style:family="paragraph" style:parent-style-name="Preformatted_20_Text">
      <style:paragraph-properties fo:margin-left="0in" fo:margin-right="0in" fo:margin-top="0in" fo:margin-bottom="0in" fo:line-height="120%" fo:text-align="start" style:justify-single-word="false" fo:orphans="2" fo:widows="2" fo:text-indent="0in" style:auto-text-indent="false" fo:background-color="#eceff1" fo:padding="0in" fo:border="none">
        <style:background-image/>
      </style:paragraph-properties>
    </style:style>
    <style:style style:name="P5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3d4245" style:font-name="inherit" fo:font-size="11.25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3d4245" style:font-name="inherit" fo:font-size="11.25pt" fo:letter-spacing="normal" fo:font-style="normal" fo:font-weight="bold" style:font-weight-asian="bold" style:font-weight-complex="bold"/>
    </style:style>
    <style:style style:name="P7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3d4245" style:font-name="inherit" fo:font-size="11.25pt" fo:letter-spacing="normal" fo:font-style="normal" fo:font-weight="bold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3d4245" style:font-name="inherit" fo:font-size="11.2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3d4245" style:font-name="Calibri" fo:font-size="13pt" fo:letter-spacing="normal" fo:font-style="normal" fo:font-weight="bold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3d4245" style:font-name="Calibri" fo:font-size="13pt" fo:letter-spacing="normal" fo:font-style="normal" fo:font-weight="bold" fo:background-color="#99ffff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3d4245" style:font-name="Calibri" fo:font-size="13pt" fo:letter-spacing="normal" fo:font-style="normal" fo:font-weight="normal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3d4245" style:font-name="Calibri" fo:font-size="13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3d4245" style:font-name="Calibri" fo:font-size="13pt" fo:letter-spacing="normal" fo:font-style="normal" fo:font-weight="normal" fo:background-color="#99ffff" style:font-size-asian="13pt" style:font-weight-asian="normal" style:font-size-complex="13pt" style:font-weight-complex="normal"/>
    </style:style>
    <style:style style:name="P14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ff3300" style:font-name="inherit" fo:font-size="11.25pt" fo:letter-spacing="normal" fo:font-style="normal" fo:font-weight="bold" style:font-weight-asian="bold" style:font-weight-complex="bold"/>
    </style:style>
    <style:style style:name="P15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ff3300" style:font-name="inherit" fo:font-size="11.2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3d4245" style:font-name="inherit" fo:font-size="11.25pt" fo:letter-spacing="normal" fo:font-style="normal" fo:font-weight="normal"/>
    </style:style>
    <style:style style:name="P17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3d4245" style:font-name="inherit" fo:font-size="11.25pt" fo:letter-spacing="normal" fo:font-style="normal" fo:font-weight="normal" style:font-weight-asian="bold" style:font-weight-complex="bold"/>
    </style:style>
    <style:style style:name="P18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19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style:font-name="Arial" fo:font-size="11pt" fo:font-style="normal" style:text-underline-style="none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style:font-name="Arial" fo:font-size="12pt" fo:font-style="normal" style:text-underline-style="none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Heading_20_4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3d4245" style:font-name="inherit" fo:font-size="11.25pt" fo:letter-spacing="normal" fo:font-style="normal" fo:font-weight="normal" style:font-weight-asian="bold" style:font-weight-complex="bold"/>
    </style:style>
    <style:style style:name="P22" style:family="paragraph" style:parent-style-name="Heading_20_3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23" style:family="paragraph" style:parent-style-name="Text_20_body">
      <style:paragraph-properties fo:margin-left="0in" fo:margin-right="0in" fo:margin-top="0in" fo:margin-bottom="0in" fo:orphans="2" fo:widows="2" fo:text-indent="0in" style:auto-text-indent="false"/>
    </style:style>
    <style:style style:name="P24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.0291in" fo:border-left="none" fo:border-right="none" fo:border-top="none" fo:border-bottom="0.0008in solid #000000" style:join-border="false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</style:style>
    <style:style style:name="P26" style:family="paragraph" style:parent-style-name="Text_20_body">
      <style:paragraph-properties fo:margin-left="0in" fo:margin-right="0in" fo:margin-top="0in" fo:margin-bottom="0.25in" fo:orphans="2" fo:widows="2" fo:text-indent="0in" style:auto-text-indent="false"/>
      <style:text-properties fo:font-variant="normal" fo:text-transform="none" fo:color="#404041" style:font-name="Open Sans" fo:font-size="13.5pt" fo:letter-spacing="normal" fo:font-style="normal" fo:font-weight="normal"/>
    </style:style>
    <style:style style:name="P27" style:family="paragraph" style:parent-style-name="Text_20_body">
      <style:paragraph-properties fo:margin-left="0in" fo:margin-right="0in" fo:margin-top="0in" fo:margin-bottom="0.25in" fo:orphans="2" fo:widows="2" fo:text-indent="0in" style:auto-text-indent="false"/>
    </style:style>
    <style:style style:name="P28" style:family="paragraph" style:parent-style-name="Heading_20_5">
      <style:text-properties fo:font-variant="normal" fo:text-transform="none" fo:color="#404041" style:font-name="Calibri" fo:font-size="14pt" fo:letter-spacing="normal" fo:font-style="normal" fo:font-weight="bold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800000" style:font-name="Calibri"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Calibri"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text-properties fo:font-variant="normal" fo:text-transform="none" fo:color="#404041" style:font-name="Calibri" fo:font-size="14pt" fo:letter-spacing="normal" fo:font-style="normal" fo:font-weight="normal" style:font-size-asian="14pt" style:font-weight-asian="normal" style:font-size-complex="14pt" style:font-weight-complex="normal"/>
    </style:style>
    <style:style style:name="P33" style:family="paragraph" style:parent-style-name="Standard" style:master-page-name="">
      <style:paragraph-properties fo:margin-left="0.1043in" fo:margin-right="0in" fo:margin-top="0in" fo:margin-bottom="0in" fo:text-align="start" style:justify-single-word="false" fo:orphans="2" fo:widows="2" fo:text-indent="0in" style:auto-text-indent="false" style:page-number="auto" fo:padding="0in" fo:border="none"/>
      <style:text-properties style:font-name="Arial" fo:font-size="12pt" fo:font-style="normal" style:text-underline-style="none" fo:font-weight="bold" fo:background-color="#66ffff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margin-left="0.1043in" fo:margin-right="0in" fo:margin-top="0in" fo:margin-bottom="0in" fo:text-align="start" style:justify-single-word="false" fo:orphans="2" fo:widows="2" fo:text-indent="0in" style:auto-text-indent="false" fo:padding="0in" fo:border="none"/>
      <style:text-properties style:font-name="Arial" fo:font-size="11pt" fo:font-style="normal" style:text-underline-style="none" fo:background-color="#ffffff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margin-left="0.1043in" fo:margin-right="0in" fo:margin-top="0in" fo:margin-bottom="0in" fo:text-align="start" style:justify-single-word="false" fo:orphans="2" fo:widows="2" fo:text-indent="0in" style:auto-text-indent="false" fo:padding="0in" fo:border="none"/>
      <style:text-properties style:font-name="Arial" fo:font-size="11pt" fo:font-style="normal" style:text-underline-style="none" fo:font-weight="bold" fo:background-color="#ffffff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Standard">
      <style:paragraph-properties fo:margin-left="0.1043in" fo:margin-right="0in" fo:margin-top="0in" fo:margin-bottom="0in" fo:text-align="start" style:justify-single-word="false" fo:orphans="2" fo:widows="2" fo:text-indent="0in" style:auto-text-indent="false" fo:padding="0in" fo:border="none"/>
      <style:text-properties style:font-name="Arial" fo:font-size="12pt" fo:font-style="normal" style:text-underline-style="none" fo:font-weight="bold" fo:background-color="#66ffff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margin-left="0.1043in" fo:margin-right="0in" fo:margin-top="0in" fo:margin-bottom="0in" fo:text-align="start" style:justify-single-word="false" fo:orphans="2" fo:widows="2" fo:text-indent="0in" style:auto-text-indent="false" fo:padding="0in" fo:border="none"/>
      <style:text-properties style:font-name="Arial" fo:font-size="12pt" fo:font-style="normal" style:text-underline-style="none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margin-left="0.1043in" fo:margin-right="0in" fo:margin-top="0in" fo:margin-bottom="0in" fo:text-align="start" style:justify-single-word="false" fo:orphans="2" fo:widows="2" fo:text-indent="0in" style:auto-text-indent="false" fo:padding="0in" fo:border="none"/>
      <style:text-properties fo:color="#004586" style:font-name="Arial" fo:font-size="12pt" fo:font-style="normal" style:text-underline-style="none" fo:font-weight="bold" fo:background-color="#ddddd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margin-left="0.1043in" fo:margin-right="0in" fo:margin-top="0in" fo:margin-bottom="0in" fo:text-align="start" style:justify-single-word="false" fo:orphans="2" fo:widows="2" fo:text-indent="0in" style:auto-text-indent="false" fo:padding="0in" fo:border="none"/>
      <style:text-properties fo:color="#800000" style:font-name="Arial" fo:font-size="12pt" fo:font-style="normal" style:text-underline-style="none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margin-left="0.1043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41" style:family="paragraph" style:parent-style-name="Standard">
      <style:paragraph-properties fo:margin-left="0.1043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505050" style:font-name="OpenSans" fo:font-size="9pt" fo:letter-spacing="normal" fo:font-style="normal" style:text-underline-style="none" fo:font-weight="normal" fo:background-color="#ffffff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>
      <style:paragraph-properties fo:margin-left="0.1043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404041" style:font-name="Open Sans" fo:font-size="13.5pt" fo:letter-spacing="normal" fo:font-style="normal" style:text-underline-style="none" fo:font-weight="normal" fo:background-color="#ffffff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margin-left="0.1043in" fo:margin-right="0in" fo:margin-top="0in" fo:margin-bottom="0in" fo:text-align="start" style:justify-single-word="false" fo:orphans="2" fo:widows="2" fo:text-indent="0in" style:auto-text-indent="false" fo:break-before="page" fo:padding="0in" fo:border="none"/>
      <style:text-properties style:font-name="Arial" fo:font-size="12pt" fo:font-style="normal" style:text-underline-style="none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 style:list-style-name="L1"/>
    <style:style style:name="P45" style:family="paragraph" style:parent-style-name="Standard" style:list-style-name="L2"/>
    <style:style style:name="P46" style:family="paragraph" style:parent-style-name="Standard">
      <style:paragraph-properties fo:margin-left="0.1043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47" style:family="paragraph" style:parent-style-name="Standard" style:list-style-name="L4">
      <style:paragraph-properties fo:margin-left="0.1043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48" style:family="paragraph" style:parent-style-name="Standard">
      <style:paragraph-properties fo:margin-left="0.1043in" fo:margin-right="0in" fo:margin-top="0in" fo:margin-bottom="0in" fo:text-align="start" style:justify-single-word="false" fo:orphans="2" fo:widows="2" fo:text-indent="0in" style:auto-text-indent="false" fo:padding="0in" fo:border="none"/>
      <style:text-properties style:font-name="Arial" fo:font-size="12pt" fo:font-style="normal" style:text-underline-style="none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margin-left="0.1043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505050" style:font-name="OpenSans" fo:font-size="9pt" fo:letter-spacing="normal" fo:font-style="normal" style:text-underline-style="none" fo:font-weight="normal" fo:background-color="#ffffff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ext_20_body" style:list-style-name="L3">
      <style:paragraph-properties fo:margin-left="0in" fo:margin-right="0in" fo:margin-top="0in" fo:margin-bottom="0.1563in" fo:line-height="145%" fo:text-align="justify" style:justify-single-word="false" fo:orphans="2" fo:widows="2" fo:text-indent="0in" style:auto-text-indent="false" fo:padding="0in" fo:border="none"/>
      <style:text-properties fo:font-variant="normal" fo:text-transform="none" fo:color="#222222" style:font-name="Calibri" fo:font-size="14pt" fo:letter-spacing="normal" fo:font-style="normal" fo:font-weight="normal" style:font-size-asian="14pt" style:font-weight-asian="normal" style:font-size-complex="14pt" style:font-weight-complex="normal"/>
    </style:style>
    <style:style style:name="P51" style:family="paragraph" style:parent-style-name="Text_20_body" style:list-style-name="L3">
      <style:paragraph-properties fo:margin-left="0in" fo:margin-right="0in" fo:margin-top="0in" fo:margin-bottom="0.1563in" fo:line-height="145%" fo:text-align="start" style:justify-single-word="false" fo:orphans="2" fo:widows="2" fo:text-indent="0in" style:auto-text-indent="false" fo:padding="0in" fo:border="none"/>
      <style:text-properties fo:font-variant="normal" fo:text-transform="none" fo:color="#222222" style:font-name="Calibri" fo:font-size="14pt" fo:letter-spacing="normal" fo:font-style="normal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404041" fo:letter-spacing="normal" fo:font-style="normal"/>
    </style:style>
    <style:style style:name="T2" style:family="text">
      <style:text-properties fo:font-variant="normal" fo:text-transform="none" fo:color="#404041" style:font-name="Calibri" fo:font-size="14pt" fo:letter-spacing="normal" fo:font-style="normal" fo:font-weight="normal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404041" style:font-name="Calibri" fo:font-size="14pt" fo:letter-spacing="normal" fo:font-style="normal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404041" style:font-name="Calibri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variant="normal" fo:text-transform="none" fo:color="#404041" style:font-name="Calibri" fo:font-size="14pt" fo:letter-spacing="normal" fo:font-weight="normal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404041" style:font-name="Calibri" fo:font-size="14pt" fo:letter-spacing="normal" fo:font-weight="normal" fo:background-color="#eceff1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404041" style:font-name="Calibri" fo:font-size="14pt" fo:letter-spacing="normal" style:text-underline-style="none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404041" style:font-name="Calibri" fo:font-size="14pt" fo:letter-spacing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404041" style:font-name="Open Sans" fo:font-size="13.5pt" fo:letter-spacing="normal" fo:font-style="normal" fo:font-weight="bold"/>
    </style:style>
    <style:style style:name="T10" style:family="text">
      <style:text-properties fo:font-variant="normal" fo:text-transform="none" fo:color="#404041" style:font-name="Open Sans" fo:font-size="13.5pt" fo:letter-spacing="normal" fo:font-style="normal" fo:font-weight="normal"/>
    </style:style>
    <style:style style:name="T11" style:family="text">
      <style:text-properties fo:font-variant="normal" fo:text-transform="none" fo:color="#435f1e" fo:letter-spacing="normal" fo:font-style="normal"/>
    </style:style>
    <style:style style:name="T12" style:family="text">
      <style:text-properties fo:font-variant="normal" fo:text-transform="none" fo:color="#435f1e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339933" fo:letter-spacing="normal" fo:font-style="normal"/>
    </style:style>
    <style:style style:name="T14" style:family="text">
      <style:text-properties fo:font-variant="normal" fo:text-transform="none" fo:color="#339933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222222" style:font-name="Calibri" fo:font-size="14pt" fo:letter-spacing="normal" fo:font-style="normal" fo:font-weight="normal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222222" style:font-name="Calibri" fo:font-size="14pt" fo:letter-spacing="normal" fo:font-style="normal" fo:font-weight="bold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800000" style:font-name="Calibri" fo:font-size="14pt" fo:letter-spacing="normal" fo:font-weight="bold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800000" style:font-name="Calibri" fo:font-size="14pt" fo:letter-spacing="normal" fo:font-weight="normal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800000" style:font-name="Calibri" fo:font-size="15pt" fo:letter-spacing="normal" fo:font-weight="bold" style:font-size-asian="15pt" style:font-weight-asian="bold" style:font-size-complex="15pt" style:font-weight-complex="bold"/>
    </style:style>
    <style:style style:name="T20" style:family="text">
      <style:text-properties fo:font-variant="normal" fo:text-transform="none" fo:color="#000000" style:font-name="Calibri" fo:font-size="14pt" fo:letter-spacing="-0.0102in" fo:font-style="normal" fo:font-weight="normal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Calibri" fo:font-size="14pt" fo:letter-spacing="normal" fo:font-weight="normal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000000" style:font-name="Arial" fo:font-size="11pt" fo:letter-spacing="normal" fo:font-style="normal" style:text-underline-style="none" fo:font-weight="normal" fo:background-color="#66ffff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variant="normal" fo:text-transform="none" fo:color="#000000" style:font-name="Arial" fo:font-size="11pt" fo:letter-spacing="normal" fo:font-style="normal" style:text-underline-style="none" fo:background-color="#66ffff" style:font-size-asian="11pt" style:font-style-asian="normal" style:font-size-complex="11pt" style:font-style-complex="normal"/>
    </style:style>
    <style:style style:name="T25" style:family="text">
      <style:text-properties fo:font-variant="normal" fo:text-transform="none" fo:color="#303336" style:font-name="inherit" fo:font-size="9.75pt" fo:letter-spacing="normal" fo:font-style="normal" fo:font-weight="normal" fo:background-color="#eceff1"/>
    </style:style>
    <style:style style:name="T26" style:family="text">
      <style:text-properties fo:font-variant="normal" fo:text-transform="none" fo:color="#303336" style:font-name="inherit" fo:font-size="9.75pt" fo:letter-spacing="normal" fo:font-style="normal" fo:font-weight="normal" fo:background-color="#eceff1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303336" style:font-name="inherit" fo:font-size="14pt" fo:letter-spacing="normal" fo:font-style="italic" fo:font-weight="normal" fo:background-color="#eceff1" style:font-size-asian="14pt" style:font-style-asian="italic" style:font-size-complex="14pt" style:font-style-complex="italic"/>
    </style:style>
    <style:style style:name="T28" style:family="text">
      <style:text-properties fo:font-variant="normal" fo:text-transform="none" fo:color="#c7254e" style:font-name="Menlo" fo:font-size="9pt" fo:letter-spacing="normal" fo:font-style="normal" fo:font-weight="normal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30" style:family="text">
      <style:text-properties fo:font-variant="normal" fo:text-transform="none" fo:color="#24292e" style:font-name="SFMono-Regular" fo:font-size="8.25pt" fo:letter-spacing="normal" fo:font-style="normal" fo:font-weight="normal"/>
    </style:style>
    <style:style style:name="T31" style:family="text">
      <style:text-properties fo:font-variant="normal" fo:text-transform="none" fo:color="#3d4245" style:font-name="inherit" fo:font-size="11.25pt" fo:letter-spacing="normal" fo:font-style="normal" fo:font-weight="normal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ff0000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34" style:family="text">
      <style:text-properties fo:font-variant="normal" fo:text-transform="none" fo:color="#505050" style:font-name="OpenSans" fo:font-size="9pt" fo:letter-spacing="normal" fo:font-style="normal" style:text-underline-style="none" fo:font-weight="normal" fo:background-color="#ffffff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variant="normal" fo:text-transform="none" fo:color="#505050" style:font-name="OpenSans" fo:font-size="9pt" fo:letter-spacing="normal" fo:font-weight="normal"/>
    </style:style>
    <style:style style:name="T36" style:family="text">
      <style:text-properties fo:font-variant="normal" fo:text-transform="none" fo:color="#303030" style:font-name="Open Sans1" fo:font-size="10.5pt" fo:letter-spacing="normal" fo:font-style="normal" fo:font-weight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color="#004586"/>
    </style:style>
    <style:style style:name="T39" style:family="text">
      <style:text-properties style:font-name="Calibri" fo:font-size="14pt" style:font-size-asian="14pt" style:font-size-complex="14pt"/>
    </style:style>
    <style:style style:name="T40" style:family="text">
      <style:text-properties fo:font-style="normal" style:font-size-asian="14pt" style:font-size-complex="14pt"/>
    </style:style>
    <style:style style:name="T41" style:family="text">
      <style:text-properties fo:color="#24292e" style:font-name="apple-system" fo:font-size="10.5pt"/>
    </style:style>
    <style:style style:name="T42" style:family="text">
      <style:text-properties fo:color="#24292e" style:font-name="SFMono-Regular" fo:font-size="8.25pt"/>
    </style:style>
    <style:style style:name="T43" style:family="text">
      <style:text-properties fo:color="#404041" style:font-name="Calibri" fo:font-size="14pt" style:font-size-asian="14pt" style:font-weight-asian="normal" style:font-size-complex="14pt" style:font-weight-complex="normal"/>
    </style:style>
    <style:style style:name="T44" style:family="text">
      <style:text-properties fo:color="#ff3300" fo:font-style="normal" fo:font-weight="bold" style:font-size-asian="14pt" style:font-weight-asian="bold" style:font-size-complex="14pt" style:font-weight-complex="bold"/>
    </style:style>
    <style:style style:name="T45" style:family="text">
      <style:text-properties fo:color="#000000" fo:font-style="normal" fo:font-weight="normal" style:font-size-asian="14pt" style:font-weight-asian="normal" style:font-size-complex="14pt" style:font-weight-complex="normal"/>
    </style:style>
    <style:style style:name="T46" style:family="text">
      <style:text-properties fo:color="#000000" fo:font-style="normal" fo:background-color="#99ffff" style:font-size-asian="14pt" style:font-size-complex="14pt"/>
    </style:style>
    <style:style style:name="T47" style:family="text">
      <style:text-properties fo:color="#000000" style:font-name="Arial" fo:font-size="11pt" style:text-underline-style="none" fo:font-weight="normal" fo:background-color="#66ffff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fo:color="#000000" style:font-name="Arial" fo:font-size="11pt" style:text-underline-style="none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fo:color="#000000"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fo:color="#000000" style:font-name="Arial" fo:font-size="11pt" fo:font-style="normal" style:text-underline-style="none" style:font-size-asian="11pt" style:font-style-asian="normal" style:font-weight-asian="normal" style:font-size-complex="11pt" style:font-style-complex="normal" style:font-weight-complex="normal"/>
    </style:style>
    <style:style style:name="T51" style:family="text">
      <style:text-properties fo:color="#000000" style:font-name="Arial" fo:font-size="11pt" fo:font-style="normal" style:text-underline-style="none" fo:background-color="#66ffff" style:font-size-asian="11pt" style:font-style-asian="normal" style:font-weight-asian="normal" style:font-size-complex="11pt" style:font-style-complex="normal" style:font-weight-complex="normal"/>
    </style:style>
    <style:style style:name="T52" style:family="text">
      <style:text-properties fo:color="#ff0000" style:font-name="Arial" fo:font-size="11pt" fo:font-style="normal" style:text-underline-style="none" fo:font-weight="bold" style:font-size-asian="11pt" style:font-style-asian="normal" style:font-size-complex="11pt" style:font-style-complex="normal"/>
    </style:style>
    <style:style style:name="T53" style:family="text">
      <style:text-properties fo:color="#ff0000" style:font-name="Arial" fo:font-size="11pt" fo:font-style="normal" style:text-underline-style="none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font-name="Arial" fo:font-size="11pt" fo:font-style="normal" style:text-underline-style="none" style:font-size-asian="11pt" style:font-style-asian="normal" style:font-size-complex="11pt" style:font-style-complex="normal"/>
    </style:style>
    <style:style style:name="T55" style:family="text">
      <style:text-properties style:font-name="Arial" fo:font-size="11pt" fo:font-style="normal" style:text-underline-style="none" fo:background-color="#66ffff" style:font-size-asian="11pt" style:font-style-asian="normal" style:font-size-complex="11pt" style:font-style-complex="normal"/>
    </style:style>
    <style:style style:name="T56" style:family="text">
      <style:text-properties style:font-name="Arial" fo:font-size="12pt" fo:font-style="normal" style:text-underline-style="none" fo:font-weight="bold" fo:background-color="#ffffff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fo:background-color="#66ffff"/>
    </style:style>
    <text:list-style style:name="L1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083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/>Custom module Create</text:p>
      <text:p text:style-name="P30"/>
      <text:p text:style-name="P30">Steps:</text:p>
      <text:p text:style-name="P30"/>
      <text:p text:style-name="P30">1<text:span text:style-name="T1"> Disable Magento cache</text:span></text:p>
      <text:h text:style-name="P28" text:outline-level="5">2. Put Magento into a developer mode</text:h>
      <text:p text:style-name="P30"><text:span text:style-name="T12">php bin</text:span><text:span text:style-name="T14">/</text:span><text:span text:style-name="T12">magento deploy</text:span><text:span text:style-name="T14">:</text:span><text:span text:style-name="T12">mode</text:span><text:span text:style-name="T14">:</text:span><text:span text:style-name="T12">set developer</text:span><text:span text:style-name="T37"> <text:s text:c="4"/></text:span><text:s text:c="99"/></text:p>
      <text:p text:style-name="P32"/>
      <text:p text:style-name="P32">3. Create the following folders:</text:p>
      <text:p text:style-name="P32"/>
      <text:p text:style-name="Standard"><text:span text:style-name="T2">a. <text:s/></text:span><text:span text:style-name="Emphasis"><text:span text:style-name="T2">app/code/Inchoo</text:span></text:span></text:p>
      <text:p text:style-name="Standard"><text:span text:style-name="Emphasis"><text:span text:style-name="T2">b. app/code/Inchoo/Helloworld</text:span></text:span></text:p>
      <text:p text:style-name="Standard"><text:span text:style-name="Emphasis"><text:span text:style-name="T2">c. </text:span></text:span><text:span text:style-name="Emphasis"><text:span text:style-name="T5">app/code/Inchoo/Helloworld/etc</text:span></text:span><text:span text:style-name="Emphasis"><text:span text:style-name="T2">/</text:span></text:span><text:span text:style-name="Emphasis"><text:span text:style-name="Strong_20_Emphasis"><text:span text:style-name="T2">module.xml</text:span></text:span></text:span><text:span text:style-name="Emphasis"><text:span text:style-name="T2"> <text:s text:c="106"/>d. <text:s/></text:span></text:span><text:span text:style-name="Emphasis"><text:span text:style-name="T5">app/code/Inchoo/Helloworld</text:span></text:span><text:span text:style-name="Emphasis"><text:span text:style-name="T2">/</text:span></text:span><text:span text:style-name="Emphasis"><text:span text:style-name="Strong_20_Emphasis"><text:span text:style-name="T2">registration.php</text:span></text:span></text:span></text:p>
      <text:list xml:id="list3112993882544042089" text:style-name="L1">
        <text:list-header>
          <text:p text:style-name="P44"><text:span text:style-name="Emphasis"><text:span text:style-name="T2"/></text:span></text:p>
        </text:list-header>
      </text:list>
      <text:p text:style-name="Standard"><text:span text:style-name="Emphasis"><text:span text:style-name="T3">4. Open your terminal and go to the Magento 2 root </text:span></text:span></text:p>
      <text:p text:style-name="P31"><text:span text:style-name="T1"><text:s text:c="5"/></text:span><text:span text:style-name="T11">php bin</text:span><text:span text:style-name="T13">/</text:span><text:span text:style-name="T11">magento setup</text:span><text:span text:style-name="T13">:</text:span><text:span text:style-name="T11">upgrade</text:span><text:span text:style-name="T1"> </text:span></text:p>
      <text:p text:style-name="P32"/>
      <text:p text:style-name="Standard"><text:span text:style-name="Emphasis"><text:span text:style-name="T5">app/code/Inchoo/Helloworld/etc/frontend</text:span></text:span><text:span text:style-name="T2"> /</text:span><text:span text:style-name="Strong_20_Emphasis"><text:span text:style-name="T2">routes.xml</text:span></text:span><text:span text:style-name="T2"> </text:span></text:p>
      <text:p text:style-name="Standard"><text:span text:style-name="Emphasis"><text:span text:style-name="T5">app/code/Inchoo/Helloworld/Controller/Index</text:span></text:span><text:span text:style-name="Emphasis"><text:span text:style-name="T2">/</text:span></text:span><text:span text:style-name="Emphasis"><text:span text:style-name="Strong_20_Emphasis"><text:span text:style-name="T2">Index.php</text:span></text:span></text:span><text:span text:style-name="Emphasis"><text:span text:style-name="T2"> </text:span></text:span></text:p>
      <text:p text:style-name="Standard"><text:span text:style-name="Emphasis"><text:span text:style-name="T5">app/code/Inchoo/Helloworld/Block</text:span></text:span><text:span text:style-name="Emphasis"><text:span text:style-name="T2">/</text:span></text:span><text:span text:style-name="Emphasis"><text:span text:style-name="Strong_20_Emphasis"><text:span text:style-name="T2">Helloworld.php</text:span></text:span></text:span><text:span text:style-name="Emphasis"><text:span text:style-name="T2"> </text:span></text:span></text:p>
      <text:p text:style-name="Standard"><text:span text:style-name="Emphasis"><text:span text:style-name="T5">app/code/Inchoo/Helloworld/view/frontend/layout</text:span></text:span><text:span text:style-name="Emphasis"><text:span text:style-name="T2">/</text:span></text:span><text:span text:style-name="Emphasis"><text:span text:style-name="Strong_20_Emphasis"><text:span text:style-name="T2">helloworld_index_index.xml</text:span></text:span></text:span><text:span text:style-name="Emphasis"><text:span text:style-name="T2"> </text:span></text:span></text:p>
      <text:p text:style-name="Standard"><text:span text:style-name="Emphasis"><text:span text:style-name="T5">app/code/Inchoo/Helloworld/view/frontend/templates</text:span></text:span><text:span text:style-name="Emphasis"><text:span text:style-name="T2">/</text:span></text:span><text:span text:style-name="Emphasis"><text:span text:style-name="Strong_20_Emphasis"><text:span text:style-name="T2">helloworld.phtml</text:span></text:span></text:span><text:span text:style-name="Emphasis"><text:span text:style-name="T2"> <text:s text:c="57"/></text:span></text:span></text:p>
      <text:p text:style-name="Standard"><text:span text:style-name="Emphasis"><text:span text:style-name="T2"/></text:span></text:p>
      <text:p text:style-name="Standard"><text:span text:style-name="Emphasis"><text:span text:style-name="T2">5. </text:span></text:span><text:span text:style-name="Emphasis"><text:span text:style-name="T3">Open the URL in your browser</text:span></text:span></text:p>
      <text:list xml:id="list5367542641009735051" text:style-name="L2">
        <text:list-header>
          <text:p text:style-name="P45"><text:span text:style-name="Emphasis"><text:span text:style-name="T5">/helloworld/index/index</text:span></text:span></text:p>
          <text:p text:style-name="P45"><text:span text:style-name="Emphasis"><text:span text:style-name="T5"/></text:span></text:p>
        </text:list-header>
      </text:list>
      <text:p text:style-name="Standard"><text:span text:style-name="Emphasis"><text:span text:style-name="T7">follow: </text:span></text:span><text:span text:style-name="Emphasis"><text:span text:style-name="T8"><text:s/></text:span></text:span><text:a xlink:type="simple" xlink:href="http://inchoo.net/magento-2/how-to-create-a-basic-module-in-magento-2/" text:style-name="Internet_20_link" text:visited-style-name="Visited_20_Internet_20_Link"><text:span text:style-name="Emphasis"><text:span text:style-name="T39">http://inchoo.net/magento-2/how-to-create-a-basic-module-in-magento-2/</text:span></text:span></text:a></text:p>
      <text:p text:style-name="Standard"><text:span text:style-name="Emphasis"><text:span text:style-name="T5"/></text:span></text:p>
      <text:p text:style-name="Standard"><text:span text:style-name="Emphasis"><text:span text:style-name="T5">-------##########-----------</text:span></text:span></text:p>
      <text:p text:style-name="Standard"><text:span text:style-name="Emphasis"><text:span text:style-name="T5"/></text:span></text:p>
      <text:p text:style-name="Standard"><text:span text:style-name="Emphasis"><text:span text:style-name="T17">Db command</text:span></text:span></text:p>
      <text:p text:style-name="Standard"><text:span text:style-name="Emphasis"><text:span text:style-name="T5"/></text:span></text:p>
      <text:p text:style-name="Standard"><text:span text:style-name="Emphasis"><text:span text:style-name="T5">import db</text:span></text:span></text:p>
      <text:p text:style-name="Standard"><text:span text:style-name="Emphasis"><text:span text:style-name="T5">cd <text:s/>/home/laxmit/public_html/magento2</text:span></text:span></text:p>
      <text:p text:style-name="Standard"><text:span text:style-name="Emphasis"><text:span text:style-name="T5">mysql -u laxmit -p db_laxmitnew1968 &lt; sample_data.sql.zip</text:span></text:span></text:p>
      <text:p text:style-name="Standard"><text:span text:style-name="Emphasis"><text:span text:style-name="T5"/></text:span></text:p>
      <text:p text:style-name="Standard"><text:span text:style-name="Emphasis"><text:span text:style-name="T5">export db</text:span></text:span></text:p>
      <text:p text:style-name="Standard"><text:span text:style-name="Emphasis"><text:span text:style-name="T5">cd <text:s/>/home/laxmit/public_html/magento2</text:span></text:span></text:p>
      <text:p text:style-name="Standard"><text:span text:style-name="Emphasis"><text:span text:style-name="T5">mysqldump -u root -p db_laxmitnew1968 &gt; <text:s/>db_laxmitnew1968.sql</text:span></text:span></text:p>
      <text:p text:style-name="P1"><text:span text:style-name="Emphasis"><text:span text:style-name="T5"/></text:span></text:p>
      <text:p text:style-name="Standard"><text:soft-page-break/><text:span text:style-name="Emphasis"><text:span text:style-name="T17">Magento2 issues</text:span></text:span></text:p>
      <text:p text:style-name="Standard"><text:span text:style-name="Emphasis"><text:span text:style-name="T5"/></text:span></text:p>
      <text:p text:style-name="P2"><text:span text:style-name="Emphasis"><text:span text:style-name="T15">Admin</text:span></text:span><text:span text:style-name="Emphasis"><text:span text:style-name="T16"> menu link’s</text:span></text:span><text:span text:style-name="Emphasis"><text:span text:style-name="T15"> are not working, please follow the below steps to fix the same…</text:span></text:span></text:p>
      <text:list xml:id="list1812562885303130248" text:style-name="L3">
        <text:list-item>
          <text:p text:style-name="P50">Remove everything, except .htaccess file from pub/static folder</text:p>
        </text:list-item>
        <text:list-item>
          <text:p text:style-name="P51">Open up app/etc/di.xml find the path “Magento\Framework\App\View\Asset\MaterializationStrategy\Symlink” and replace to “Magento\Framework\App\View\Asset\MaterializationStrategy\Copy” <text:s text:c="57"/><text:span text:style-name="T38">Note</text:span>: Remove entire files and folder under pub/static except .htaccess file.</text:p>
        </text:list-item>
      </text:list>
      <text:p text:style-name="Standard"><text:span text:style-name="Emphasis"><text:span text:style-name="T5"/></text:span></text:p>
      <text:p text:style-name="Standard"><text:span text:style-name="Emphasis"><text:span text:style-name="T5"/></text:span></text:p>
      <text:p text:style-name="Standard"><text:span text:style-name="Emphasis"><text:span text:style-name="T5"/></text:span></text:p>
      <text:p text:style-name="Standard"><text:span text:style-name="Emphasis"><text:span text:style-name="T5"/></text:span></text:p>
      <text:h text:style-name="Heading_20_1" text:outline-level="1"><text:bookmark text:name="technical_post_name"/><text:span text:style-name="Emphasis"><text:span text:style-name="T20">Magento 2 Useful Commands List</text:span></text:span></text:h>
      <text:p text:style-name="Standard"><text:span text:style-name="Emphasis"><text:span text:style-name="T18">Setup Upgrade Using Command Line</text:span></text:span></text:p>
      <text:p text:style-name="Standard"><text:span text:style-name="Emphasis"><text:span text:style-name="T5">php bin/magento setup:upgrade</text:span></text:span></text:p>
      <text:p text:style-name="Standard"><text:span text:style-name="Emphasis"><text:span text:style-name="T5"/></text:span></text:p>
      <text:p text:style-name="Standard"><text:span text:style-name="Emphasis"><text:span text:style-name="T18">If you don’t want to remove pub/static files while installing/updating database then use following command.</text:span></text:span></text:p>
      <text:p text:style-name="Standard"><text:span text:style-name="Emphasis"><text:span text:style-name="T5">php bin/magento setup:upgrade --keep-generated</text:span></text:span></text:p>
      <text:p text:style-name="Standard"><text:span text:style-name="Emphasis"><text:span text:style-name="T5"/></text:span></text:p>
      <text:p text:style-name="Standard"><text:span text:style-name="Emphasis"><text:span text:style-name="T18">Cache Clean Using Command Line</text:span></text:span></text:p>
      <text:p text:style-name="Standard"><text:span text:style-name="Emphasis"><text:span text:style-name="T5">php bin/magento cache:clean</text:span></text:span></text:p>
      <text:p text:style-name="Standard"><text:span text:style-name="Emphasis"><text:span text:style-name="T5"/></text:span></text:p>
      <text:p text:style-name="Standard"><text:span text:style-name="Emphasis"><text:span text:style-name="T18">Cache Flush Using Command Line</text:span></text:span></text:p>
      <text:p text:style-name="Standard"><text:span text:style-name="Emphasis"><text:span text:style-name="T5">php bin/magento cache:flush</text:span></text:span></text:p>
      <text:p text:style-name="Standard"><text:span text:style-name="Emphasis"><text:span text:style-name="T5"/></text:span></text:p>
      <text:p text:style-name="Standard"><text:span text:style-name="Emphasis"><text:span text:style-name="T18">View cache status Using Command Line</text:span></text:span></text:p>
      <text:p text:style-name="Standard"><text:span text:style-name="Emphasis"><text:span text:style-name="T5">php bin/magento cache:status</text:span></text:span></text:p>
      <text:p text:style-name="Standard"><text:span text:style-name="Emphasis"><text:span text:style-name="T5"/></text:span></text:p>
      <text:p text:style-name="Standard"><text:span text:style-name="Emphasis"><text:span text:style-name="T18">Enable Cache Using Command Line</text:span></text:span></text:p>
      <text:p text:style-name="Standard"><text:span text:style-name="Emphasis"><text:span text:style-name="T5">php bin/magento cache:enable [cache_type]</text:span></text:span></text:p>
      <text:p text:style-name="Standard"><text:span text:style-name="Emphasis"><text:span text:style-name="T18"/></text:span></text:p>
      <text:p text:style-name="Standard"><text:span text:style-name="Emphasis"><text:span text:style-name="T18">Disable Cache Using Command Line</text:span></text:span></text:p>
      <text:p text:style-name="Standard"><text:span text:style-name="Emphasis"><text:span text:style-name="T5">php bin/magento cache:disable [cache_type]</text:span></text:span></text:p>
      <text:p text:style-name="Standard"><text:span text:style-name="Emphasis"><text:span text:style-name="T18"/></text:span></text:p>
      <text:p text:style-name="Standard"><text:span text:style-name="Emphasis"><text:span text:style-name="T18">Static Content Deploy Using Command Line</text:span></text:span></text:p>
      <text:p text:style-name="Standard"><text:soft-page-break/><text:span text:style-name="Emphasis"><text:span text:style-name="T5">php bin/magento setup:static-content:deploy</text:span></text:span></text:p>
      <text:p text:style-name="Standard"><text:span text:style-name="Emphasis"><text:span text:style-name="T5"/></text:span></text:p>
      <text:p text:style-name="Standard"><text:span text:style-name="Emphasis"><text:span text:style-name="T18">Static Content Deploy For Particular Language Using Command Line</text:span></text:span></text:p>
      <text:p text:style-name="Standard"><text:span text:style-name="Emphasis"><text:span text:style-name="T5">php bin/magento setup:static-content:deploy en_US</text:span></text:span></text:p>
      <text:p text:style-name="Standard"><text:span text:style-name="Emphasis"><text:span text:style-name="T5"/></text:span></text:p>
      <text:p text:style-name="Standard"><text:span text:style-name="Emphasis"><text:span text:style-name="T18">Static Content Deploy For Magento Backend Theme Using Command Line (Working on 2.1.1 or later)</text:span></text:span></text:p>
      <text:p text:style-name="Standard"><text:span text:style-name="Emphasis"><text:span text:style-name="T5">php bin/magento setup:static-content:deploy --theme="Magento/backend"</text:span></text:span></text:p>
      <text:p text:style-name="Standard"><text:span text:style-name="Emphasis"><text:span text:style-name="T5"/></text:span></text:p>
      <text:p text:style-name="Standard"><text:span text:style-name="Emphasis"><text:span text:style-name="T18">Static Content Deploy For Specific Themes Using Command Line (Working on 2.1.1 or later)</text:span></text:span></text:p>
      <text:p text:style-name="Standard"><text:span text:style-name="Emphasis"><text:span text:style-name="T5">php bin/magento setup:static-content:deploy --theme Magento/luma --theme Magento/second_theme</text:span></text:span></text:p>
      <text:p text:style-name="Standard"><text:span text:style-name="Emphasis"><text:span text:style-name="T5"/></text:span></text:p>
      <text:p text:style-name="Standard"><text:span text:style-name="Emphasis"><text:span text:style-name="T18">Exclude Themes on Static Content Deploy and does not minify HTML files Using Command Line (Working on 2.1.1 or later)</text:span></text:span></text:p>
      <text:p text:style-name="Standard"><text:span text:style-name="Emphasis"><text:span text:style-name="T5">php bin/magento setup:static-content:deploy en_US --exclude-theme Magento/luma --no-html-minify</text:span></text:span></text:p>
      <text:p text:style-name="Standard"><text:span text:style-name="Emphasis"><text:span text:style-name="T5"/></text:span></text:p>
      <text:p text:style-name="Standard"><text:span text:style-name="Emphasis"><text:span text:style-name="T5"/></text:span></text:p>
      <text:p text:style-name="Standard"><text:span text:style-name="Emphasis"><text:span text:style-name="T18">Reindexing Using Command Line</text:span></text:span></text:p>
      <text:p text:style-name="Standard"><text:span text:style-name="Emphasis"><text:span text:style-name="T5">php bin/magento indexer:reindex</text:span></text:span></text:p>
      <text:p text:style-name="Standard"><text:span text:style-name="Emphasis"><text:span text:style-name="T5"/></text:span></text:p>
      <text:p text:style-name="Standard"><text:span text:style-name="Emphasis"><text:span text:style-name="T18">View the list of indexers Using Command Line</text:span></text:span></text:p>
      <text:p text:style-name="Standard"><text:span text:style-name="Emphasis"><text:span text:style-name="T5">php bin/magento indexer:info</text:span></text:span></text:p>
      <text:p text:style-name="Standard"><text:span text:style-name="Emphasis"><text:span text:style-name="T5"/></text:span></text:p>
      <text:p text:style-name="Standard"><text:span text:style-name="Emphasis"><text:span text:style-name="T18">View indexer status Using Command Line</text:span></text:span></text:p>
      <text:p text:style-name="Standard"><text:span text:style-name="Emphasis"><text:span text:style-name="T5">php bin/magento indexer:status</text:span></text:span></text:p>
      <text:p text:style-name="Standard"><text:span text:style-name="Emphasis"><text:span text:style-name="T5"/></text:span></text:p>
      <text:p text:style-name="Standard"><text:span text:style-name="Emphasis"><text:span text:style-name="T18">Show the mode of all indexers Using Command Line</text:span></text:span></text:p>
      <text:p text:style-name="Standard"><text:span text:style-name="Emphasis"><text:span text:style-name="T5">php bin/magento indexer:show-mode</text:span></text:span></text:p>
      <text:p text:style-name="Standard"><text:span text:style-name="Emphasis"><text:span text:style-name="T5"/></text:span></text:p>
      <text:p text:style-name="Standard"><text:span text:style-name="Emphasis"><text:span text:style-name="T18">Enable module Using Command Line</text:span></text:span></text:p>
      <text:p text:style-name="Standard"><text:span text:style-name="Emphasis"><text:span text:style-name="T5"/></text:span></text:p>
      <text:p text:style-name="Standard"><text:span text:style-name="Emphasis"><text:span text:style-name="T5">php bin/magento module:enable Namespace_Module</text:span></text:span></text:p>
      <text:p text:style-name="Standard"><text:span text:style-name="Emphasis"><text:span text:style-name="T5"/></text:span></text:p>
      <text:p text:style-name="Standard"><text:span text:style-name="Emphasis"><text:span text:style-name="T18">Disable module Using Command Line</text:span></text:span></text:p>
      <text:p text:style-name="Standard"><text:span text:style-name="Emphasis"><text:span text:style-name="T5">php bin/magento module:disable Namespace_Module</text:span></text:span></text:p>
      <text:p text:style-name="Standard"><text:span text:style-name="Emphasis"><text:span text:style-name="T18"/></text:span></text:p>
      <text:p text:style-name="Standard"><text:span text:style-name="Emphasis"><text:span text:style-name="T18">Uninstall Module Using Command Line</text:span></text:span></text:p>
      <text:p text:style-name="Standard"><text:span text:style-name="Emphasis"><text:span text:style-name="T5">php bin/magento module:uninstall Namespace_Module</text:span></text:span></text:p>
      <text:p text:style-name="Standard"><text:span text:style-name="Emphasis"><text:span text:style-name="T18"/></text:span></text:p>
      <text:p text:style-name="Standard"><text:soft-page-break/><text:span text:style-name="Emphasis"><text:span text:style-name="T18">Check Current Mode Using Command Line</text:span></text:span></text:p>
      <text:p text:style-name="Standard"><text:span text:style-name="Emphasis"><text:span text:style-name="T5">php bin/magento deploy:mode:show</text:span></text:span></text:p>
      <text:p text:style-name="Standard"><text:span text:style-name="Emphasis"><text:span text:style-name="T18"/></text:span></text:p>
      <text:p text:style-name="Standard"><text:span text:style-name="Emphasis"><text:span text:style-name="T18">Change To Developer Mode Using Command Line</text:span></text:span></text:p>
      <text:p text:style-name="Standard"><text:span text:style-name="Emphasis"><text:span text:style-name="T5">php bin/magento deploy:mode:set developer</text:span></text:span></text:p>
      <text:p text:style-name="Standard"><text:span text:style-name="Emphasis"><text:span text:style-name="T18"/></text:span></text:p>
      <text:p text:style-name="Standard"><text:span text:style-name="Emphasis"><text:span text:style-name="T18">Change To Production Mode Using Command Line</text:span></text:span></text:p>
      <text:p text:style-name="Standard"><text:span text:style-name="Emphasis"><text:span text:style-name="T5">php bin/magento deploy:mode:set production</text:span></text:span></text:p>
      <text:p text:style-name="Standard"><text:span text:style-name="Emphasis"><text:span text:style-name="T5"/></text:span></text:p>
      <text:p text:style-name="Standard"><text:span text:style-name="Emphasis"><text:span text:style-name="T18">Run the single-tenant Compiler Using Command Line</text:span></text:span></text:p>
      <text:p text:style-name="Standard"><text:span text:style-name="Emphasis"><text:span text:style-name="T5">php bin/magento setup:di:compile</text:span></text:span></text:p>
      <text:p text:style-name="Standard"><text:span text:style-name="Emphasis"><text:span text:style-name="T5"/></text:span></text:p>
      <text:p text:style-name="Standard"><text:span text:style-name="Emphasis"><text:span text:style-name="T17"/></text:span></text:p>
      <text:p text:style-name="Standard"><text:span text:style-name="Emphasis"><text:span text:style-name="T17">Override Core Module:</text:span></text:span></text:p>
      <text:p text:style-name="Standard"><text:span text:style-name="Emphasis"><text:span text:style-name="T5"/></text:span></text:p>
      <text:p text:style-name="Standard"><text:a xlink:type="simple" xlink:href="https://magento.stackexchange.com/questions/119795/override-module-contact-view-and-controller" text:style-name="Internet_20_link" text:visited-style-name="Visited_20_Internet_20_Link"><text:span text:style-name="Emphasis"><text:span text:style-name="T5">https://magento.stackexchange.com/questions/119795/override-module-contact-view-and-controller</text:span></text:span></text:a></text:p>
      <text:p text:style-name="Standard"><text:span text:style-name="Emphasis"><text:span text:style-name="T5"/></text:span></text:p>
      <text:p text:style-name="Standard"><text:span text:style-name="Emphasis"><text:span text:style-name="T5"/></text:span></text:p>
      <text:p text:style-name="Standard"><text:span text:style-name="Emphasis"><text:span text:style-name="T5"/></text:span></text:p>
      <text:p text:style-name="Standard"><text:span text:style-name="Emphasis"><text:span text:style-name="T5"/></text:span></text:p>
      <text:p text:style-name="Standard"><text:span text:style-name="Emphasis"><text:span text:style-name="T19">Css file changes:</text:span></text:span></text:p>
      <text:p text:style-name="Standard"><text:span text:style-name="Emphasis"><text:span text:style-name="T21">create file inside theme <text:s/>/app/design/frontend/Rk/Demo/web/css/source/_theme.less</text:span></text:span></text:p>
      <text:p text:style-name="Standard"><text:span text:style-name="Emphasis"><text:span text:style-name="T18"/></text:span></text:p>
      <text:p text:style-name="P4"><text:span text:style-name="Source_20_Text"><text:span text:style-name="T26">php bin/magento setup:upgrade</text:span></text:span></text:p>
      <text:p text:style-name="P4"><text:span text:style-name="Source_20_Text"><text:span text:style-name="T25">php bin/magento cache:flush</text:span></text:span></text:p>
      <text:p text:style-name="Standard"><text:span text:style-name="Emphasis"><text:span text:style-name="T5"/></text:span></text:p>
      <text:p text:style-name="Standard"><text:span text:style-name="Emphasis"><text:span text:style-name="T5"/></text:span></text:p>
      <text:p text:style-name="Standard"><text:span text:style-name="Emphasis"><text:span text:style-name="T19">Custom theme php/phtml file changes:</text:span></text:span></text:p>
      <text:p text:style-name="Standard"><text:span text:style-name="Emphasis"><text:span text:style-name="T18"/></text:span></text:p>
      <text:p text:style-name="P3"><text:span text:style-name="Emphasis"><text:span text:style-name="T6">php bin/magento setup:static-content:deploy</text:span></text:span></text:p>
      <text:p text:style-name="P4"><text:span text:style-name="Source_20_Text"><text:span text:style-name="T27">php bin/magento cache:flush</text:span></text:span></text:p>
      <text:p text:style-name="Standard"><text:span text:style-name="Emphasis"><text:span text:style-name="T5"/></text:span></text:p>
      <text:p text:style-name="Standard"><text:span text:style-name="Emphasis"><text:span text:style-name="T5"/></text:span></text:p>
      <text:p text:style-name="Standard"><text:span text:style-name="Emphasis"><text:span text:style-name="T5"/></text:span></text:p>
      <text:p text:style-name="Standard"><text:span text:style-name="Emphasis"><text:span text:style-name="T5">CSV import url rewrite:</text:span></text:span></text:p>
      <text:p text:style-name="Standard"><text:a xlink:type="simple" xlink:href="https://github.com/Turiknox/magento2-urlrewriteimporter" text:style-name="Internet_20_link" text:visited-style-name="Visited_20_Internet_20_Link"><text:span text:style-name="Emphasis"><text:span text:style-name="T5">https://github.com/Turiknox/magento2-urlrewriteimporter</text:span></text:span></text:a></text:p>
      <text:p text:style-name="Standard"><text:span text:style-name="Emphasis"><text:span text:style-name="T5"/></text:span></text:p>
      <text:p text:style-name="Standard"><text:span text:style-name="Emphasis"><text:span text:style-name="T5"/></text:span></text:p>
      <text:p text:style-name="Standard"><text:span text:style-name="Emphasis"><text:span text:style-name="T5"/></text:span></text:p>
      <text:p text:style-name="Standard"><text:span text:style-name="Emphasis"><text:span text:style-name="T5"/></text:span></text:p>
      <text:p text:style-name="Standard"><text:soft-page-break/><text:span text:style-name="Emphasis"><text:span text:style-name="T5"/></text:span></text:p>
      <text:p text:style-name="Standard"><text:span text:style-name="Emphasis"><text:span text:style-name="T4">Add log in magento</text:span></text:span></text:p>
      <text:p text:style-name="Standard"><text:span text:style-name="Emphasis"><text:span text:style-name="T5">$writer = new \Zend\Log\Writer\Stream(BP . '/var/log/test.log');</text:span></text:span></text:p>
      <text:p text:style-name="Standard"><text:span text:style-name="Emphasis"><text:span text:style-name="T5">$logger = new \Zend\Log\Logger();</text:span></text:span></text:p>
      <text:p text:style-name="Standard"><text:span text:style-name="Emphasis"><text:span text:style-name="T5">$logger-&gt;addWriter($writer);</text:span></text:span></text:p>
      <text:p text:style-name="Standard"><text:span text:style-name="Emphasis"><text:span text:style-name="T5">$logger-&gt;info('Your text message');</text:span></text:span></text:p>
      <text:p text:style-name="Standard"><text:span text:style-name="Emphasis"><text:span text:style-name="T5"/></text:span></text:p>
      <text:p text:style-name="Standard"><text:span text:style-name="Emphasis"><text:span text:style-name="T5"/></text:span></text:p>
      <text:p text:style-name="Standard"><text:span text:style-name="Emphasis"><text:span text:style-name="T5">command:</text:span></text:span></text:p>
      <text:p text:style-name="Standard"><text:span text:style-name="Emphasis"><text:span text:style-name="T5"><text:s/>php bin/magento cache:clean</text:span></text:span></text:p>
      <text:p text:style-name="Standard"><text:span text:style-name="Emphasis"><text:span text:style-name="T5">php bin/magento cache:flush</text:span></text:span></text:p>
      <text:p text:style-name="Standard"><text:span text:style-name="Emphasis"><text:span text:style-name="T5">php bin/magento cache:disable</text:span></text:span></text:p>
      <text:p text:style-name="Standard"><text:span text:style-name="Emphasis"><text:span text:style-name="T5">php bin/magento indexer:reindex</text:span></text:span></text:p>
      <text:p text:style-name="Standard"><text:span text:style-name="Emphasis"><text:span text:style-name="T5">php bin/magento setup:upgrade</text:span></text:span></text:p>
      <text:p text:style-name="Standard"><text:span text:style-name="Emphasis"><text:span text:style-name="T5">php bin/magento setup:di:compile</text:span></text:span></text:p>
      <text:p text:style-name="Standard"><text:span text:style-name="Emphasis"><text:span text:style-name="T5">php bin/magento setup:static-content:deploy</text:span></text:span></text:p>
      <text:p text:style-name="Standard"><text:span text:style-name="Emphasis"><text:span text:style-name="T5">php bin/magento deploy:mode:set developer</text:span></text:span></text:p>
      <text:p text:style-name="Standard"><text:span text:style-name="Emphasis"><text:span text:style-name="T5">php bin/magento deploy:mode:set production</text:span></text:span></text:p>
      <text:p text:style-name="Standard"><text:span text:style-name="Emphasis"><text:span text:style-name="T5">php bin/magento deploy:mode:show</text:span></text:span></text:p>
      <text:p text:style-name="Standard"><text:span text:style-name="Emphasis"><text:span text:style-name="T5"/></text:span></text:p>
      <text:p text:style-name="P25"><text:span text:style-name="Emphasis"><text:span text:style-name="T28">php bin/magento module:status</text:span></text:span><text:span text:style-name="Emphasis"><text:span text:style-name="T5"> </text:span></text:span></text:p>
      <text:p text:style-name="Standard"><text:span text:style-name="Emphasis"><text:span text:style-name="T5">php bin/magento module:enable Namespace_Module</text:span></text:span></text:p>
      <text:p text:style-name="Standard"><text:span text:style-name="Emphasis"><text:span text:style-name="T5">php bin/magento module:disable Namespace_Module</text:span></text:span></text:p>
      <text:p text:style-name="Standard"><text:span text:style-name="Emphasis"><text:span text:style-name="T5"/></text:span></text:p>
      <text:p text:style-name="Standard"><text:span text:style-name="Emphasis"><text:span text:style-name="T5">zip -r test.zip * -x 'test1/'</text:span></text:span></text:p>
      <text:p text:style-name="Standard"><text:span text:style-name="Emphasis"><text:span text:style-name="T5"/></text:span></text:p>
      <text:p text:style-name="Standard"><text:span text:style-name="Emphasis"><text:span text:style-name="T5">chmod -R 777 pub/media app/etc var pub/static</text:span></text:span></text:p>
      <text:p text:style-name="Standard"><text:span text:style-name="Emphasis"><text:span text:style-name="T5"/></text:span></text:p>
      <text:p text:style-name="Standard"><text:span text:style-name="Emphasis"><text:span text:style-name="T5"/></text:span></text:p>
      <text:p text:style-name="P5"/>
      <text:p text:style-name="P5">rm -rf <text:s/>pub/static <text:s text:c="6"/>[Keep the .htaccess backed up and copy it again]</text:p>
      <text:p text:style-name="P5">rm -rf <text:s/>var/cache var/composer_home var/generation <text:s/>var/page_cache var/view_preprocessed</text:p>
      <text:p text:style-name="P5"/>
      <text:p text:style-name="P5">rm -rf <text:s/>var/cache</text:p>
      <text:p text:style-name="P5">rm -rf <text:s/>var/composer_home</text:p>
      <text:p text:style-name="P5">rm -rf <text:s/>var/generation</text:p>
      <text:p text:style-name="P5">rm -rf <text:s/>var/page_cache</text:p>
      <text:p text:style-name="P5">rm -rf <text:s/>var/view_preprocessed</text:p>
      <text:p text:style-name="P5">php bin/magento setup:static-content:deploy</text:p>
      <text:p text:style-name="P5"/>
      <text:p text:style-name="P8"/>
      <text:p text:style-name="P8"/>
      <text:p text:style-name="P8"/>
      <text:p text:style-name="P8"/>
      <text:p text:style-name="P15"><text:soft-page-break/></text:p>
      <text:p text:style-name="P15">CSS JS Can't we loaded</text:p>
      <text:p text:style-name="P5"/>
      <text:p text:style-name="P5"><text:span text:style-name="T41">You can disable option in your admin<text:line-break/></text:span><text:span text:style-name="Source_20_Text"><text:span text:style-name="T42">Stores&gt;Configuration&gt;Advanced&gt;Developer&gt;Sign Static Files (dev_static_sign)</text:span></text:span></text:p>
      <text:p text:style-name="P23"><text:span text:style-name="T29">Or simply insert this row in your </text:span><text:span text:style-name="Emphasis"><text:span text:style-name="T29">core_config_data</text:span></text:span><text:span text:style-name="T29"> table<text:line-break/></text:span><text:span text:style-name="Source_20_Text"><text:span text:style-name="T30">insert core_config_data (config_id, scope, scope_id, path, value) values (null, 'default', 0, 'dev/static/sign', 0);</text:span></text:span></text:p>
      <text:p text:style-name="P5"/>
      <text:p text:style-name="P5"/>
      <text:p text:style-name="P5"/>
      <text:p text:style-name="P14">Add custom css /js file:</text:p>
      <text:p text:style-name="P6">step1.</text:p>
      <text:p text:style-name="P11">app/design/frontend/Rk/Demo/Magento_Theme/layoutdefault_head_blocks.xml</text:p>
      <text:p text:style-name="P11"/>
      <text:p text:style-name="P11"/>
      <text:p text:style-name="P13">&lt;head&gt;</text:p>
      <text:p text:style-name="P13">&lt;meta name="viewport" content="width=device-width, initial-scale=1, maximum-scale=1.0, user-scalable=no"/&gt;</text:p>
      <text:p text:style-name="P10">&lt;css src="css/custom.css" order="100" <text:s/>/&gt;</text:p>
      <text:p text:style-name="P13"><text:span text:style-name="T37">&lt;link src="js/custom.js"/&gt;</text:span> </text:p>
      <text:p text:style-name="P13">&lt;/head&gt;</text:p>
      <text:p text:style-name="P11"/>
      <text:p text:style-name="P7">Step2. </text:p>
      <text:p text:style-name="P7">Add css</text:p>
      <text:p text:style-name="P11">/app/design/frontend/Rk/Demo/web/css/custom.css</text:p>
      <text:p text:style-name="P11"/>
      <text:p text:style-name="P7">Add js</text:p>
      <text:p text:style-name="P11">/app/design/frontend/Rk/Demo/web/js/custom.js</text:p>
      <text:p text:style-name="P11"/>
      <text:p text:style-name="P13">require(["jquery"], function($){<text:line-break/> <text:s text:c="3"/>alert("my name");<text:line-break/>});</text:p>
      <text:p text:style-name="P13"/>
      <text:p text:style-name="P9">Step3.</text:p>
      <text:p text:style-name="P11"># rm -rf <text:s/>pub/static/</text:p>
      <text:p text:style-name="P11"># <text:s/>Set pub/static/ <text:s/>permission 777</text:p>
      <text:p text:style-name="P12"><text:span text:style-name="Emphasis"><text:span text:style-name="T43"># <text:s/>php bin/magento setup:static-content:deploy</text:span></text:span></text:p>
      <text:p text:style-name="P16"><text:span text:style-name="Emphasis"><text:span text:style-name="T43"># <text:s/>php bin/magento cache:clean</text:span></text:span></text:p>
      <text:p text:style-name="P16"><text:span text:style-name="Emphasis"><text:span text:style-name="T43"/></text:span></text:p>
      <text:p text:style-name="P16"><text:span text:style-name="Emphasis"><text:span text:style-name="T43"/></text:span></text:p>
      <text:p text:style-name="P16"><text:span text:style-name="Emphasis"><text:span text:style-name="T43"/></text:span></text:p>
      <text:p text:style-name="P16"><text:span text:style-name="Emphasis"><text:span text:style-name="T43"/></text:span></text:p>
      <text:p text:style-name="P16"><text:span text:style-name="Emphasis"><text:span text:style-name="T43"/></text:span></text:p>
      <text:p text:style-name="P16"><text:span text:style-name="Emphasis"><text:span text:style-name="T43"/></text:span></text:p>
      <text:p text:style-name="P16"><text:span text:style-name="Emphasis"><text:span text:style-name="T43"/></text:span></text:p>
      <text:p text:style-name="P16"><text:span text:style-name="Emphasis"><text:span text:style-name="T43"/></text:span></text:p>
      <text:p text:style-name="P16"><text:soft-page-break/><text:span text:style-name="Emphasis"><text:span text:style-name="T43"/></text:span></text:p>
      <text:p text:style-name="P14"><text:span text:style-name="Emphasis"><text:span text:style-name="T40">Add custom css /js file on product Layout:</text:span></text:span></text:p>
      <text:p text:style-name="P14"><text:span text:style-name="Emphasis"><text:span text:style-name="T44"/></text:span></text:p>
      <text:p text:style-name="P14"><text:span text:style-name="Emphasis"><text:span text:style-name="T46">Step1</text:span></text:span></text:p>
      <text:p text:style-name="P14"><text:span text:style-name="Emphasis"><text:span text:style-name="T45">app/design/frontend/Rk/Demo/Magento_Catalog/layout/catalog_product_view.xml</text:span></text:span></text:p>
      <text:p text:style-name="P14"><text:span text:style-name="Emphasis"><text:span text:style-name="T45"/></text:span></text:p>
      <text:p text:style-name="P14"><text:span text:style-name="Emphasis"><text:span text:style-name="T45">&lt;page layout="1column" xmlns:xsi="http://www.w3.org/2001/XMLSchema-instance" xsi:noNamespaceSchemaLocation="urn:magento:framework:View/Layout/etc/page_configuration.xsd"&gt;</text:span></text:span></text:p>
      <text:p text:style-name="P14"><text:span text:style-name="Emphasis"><text:span text:style-name="T45"><text:s text:c="4"/>&lt;head&gt;</text:span></text:span></text:p>
      <text:p text:style-name="P14"><text:span text:style-name="Emphasis"><text:span text:style-name="T45"><text:s text:c="8"/>&lt;link src="Magento_Catalog::js/customproduct.js"/&gt; </text:span></text:span></text:p>
      <text:p text:style-name="P14"><text:span text:style-name="Emphasis"><text:span text:style-name="T45"><text:tab/><text:tab/></text:span></text:span></text:p>
      <text:p text:style-name="P14"><text:span text:style-name="Emphasis"><text:span text:style-name="T45"><text:s text:c="4"/>&lt;/head&gt;<text:tab/></text:span></text:span></text:p>
      <text:p text:style-name="P14"><text:span text:style-name="Emphasis"><text:span text:style-name="T45">&lt;/page&gt;</text:span></text:span></text:p>
      <text:p text:style-name="P14"><text:span text:style-name="Emphasis"><text:span text:style-name="T45"/></text:span></text:p>
      <text:p text:style-name="P14"><text:span text:style-name="Emphasis"><text:span text:style-name="T46">Step2</text:span></text:span></text:p>
      <text:p text:style-name="P14"><text:span text:style-name="Emphasis"><text:span text:style-name="T45">app/design/frontend/Rk/Demo/Magento_Catalog/web/jscustomproduct.js</text:span></text:span></text:p>
      <text:p text:style-name="P14"><text:span text:style-name="Emphasis"><text:span text:style-name="T45"/></text:span></text:p>
      <text:p text:style-name="P14"><text:span text:style-name="Emphasis"><text:span text:style-name="T45">require(["jquery"], function($){<text:line-break/> <text:s text:c="3"/>alert("product3");<text:line-break/>});</text:span></text:span></text:p>
      <text:p text:style-name="P14"><text:span text:style-name="Emphasis"><text:span text:style-name="T45"/></text:span></text:p>
      <text:p text:style-name="P10">Step3.</text:p>
      <text:p text:style-name="P11"># rm -rf <text:s/>pub/static/</text:p>
      <text:p text:style-name="P11"># <text:s/>Set pub/static/ <text:s/>permission 777</text:p>
      <text:p text:style-name="P12"><text:span text:style-name="Emphasis"><text:span text:style-name="T43"># <text:s/>php bin/magento setup:static-content:deploy</text:span></text:span></text:p>
      <text:p text:style-name="P16"><text:span text:style-name="Emphasis"><text:span text:style-name="T43"># <text:s/>php bin/magento cache:clean</text:span></text:span></text:p>
      <text:p text:style-name="P17"><text:span text:style-name="Emphasis"><text:span text:style-name="T31"/></text:span></text:p>
      <text:p text:style-name="P17"><text:span text:style-name="Emphasis"><text:span text:style-name="T32"/></text:span></text:p>
      <text:p text:style-name="P17"><text:span text:style-name="Emphasis"><text:span text:style-name="T32"/></text:span></text:p>
      <text:p text:style-name="P17"><text:span text:style-name="Emphasis"><text:span text:style-name="T32"/></text:span></text:p>
      <text:p text:style-name="P17"><text:span text:style-name="Emphasis"><text:span text:style-name="T32"/></text:span></text:p>
      <text:p text:style-name="P17"><text:span text:style-name="Emphasis"><text:span text:style-name="T32"/></text:span></text:p>
      <text:p text:style-name="P17"><text:span text:style-name="Emphasis"><text:span text:style-name="T32"/></text:span></text:p>
      <text:p text:style-name="P17"><text:span text:style-name="Emphasis"><text:span text:style-name="T32"/></text:span></text:p>
      <text:p text:style-name="P17"><text:span text:style-name="Emphasis"><text:span text:style-name="T32"/></text:span></text:p>
      <text:p text:style-name="P17"><text:span text:style-name="Emphasis"><text:span text:style-name="T32"/></text:span></text:p>
      <text:p text:style-name="P17"><text:span text:style-name="Emphasis"><text:span text:style-name="T32"/></text:span></text:p>
      <text:p text:style-name="P17"><text:span text:style-name="Emphasis"><text:span text:style-name="T32"/></text:span></text:p>
      <text:p text:style-name="P17"><text:span text:style-name="Emphasis"><text:span text:style-name="T52">Controller /Model /Block Extend:</text:span></text:span></text:p>
      <text:p text:style-name="P17"><text:span text:style-name="Emphasis"><text:span text:style-name="T53"/></text:span></text:p>
      <text:h text:style-name="P21" text:outline-level="4"><text:span text:style-name="Strong_20_Emphasis"><text:span text:style-name="T47">Step1: <text:s/>Override Catalog Product ListProduct Block.</text:span></text:span></text:h>
      <text:p text:style-name="P17"><text:span text:style-name="Emphasis"><text:span text:style-name="T49"/></text:span></text:p>
      <text:p text:style-name="P17"><text:span text:style-name="Emphasis"><text:span text:style-name="T50">Webkul/Hello/etc/di.xml</text:span></text:span></text:p>
      <text:p text:style-name="P17"><text:span text:style-name="Emphasis"><text:span text:style-name="T50"/></text:span></text:p>
      <text:p text:style-name="P17"><text:span text:style-name="Emphasis"><text:span text:style-name="Source_20_Text"><text:span text:style-name="T48">&lt;?xml</text:span></text:span></text:span><text:span text:style-name="Emphasis"><text:span text:style-name="T50"> </text:span></text:span><text:span text:style-name="Emphasis"><text:span text:style-name="Source_20_Text"><text:span text:style-name="T48">version="1.0"?&gt;</text:span></text:span></text:span></text:p>
      <text:p text:style-name="Standard"><text:span text:style-name="Source_20_Text"><text:span text:style-name="T54">&lt;config</text:span></text:span><text:span text:style-name="T54"> </text:span><text:span text:style-name="Source_20_Text"><text:span text:style-name="T54">xmlns:xsi="http://www.w3.org/2001/XMLSchema-instance"</text:span></text:span><text:span text:style-name="T54"> </text:span><text:span text:style-name="Source_20_Text"><text:span text:style-name="T54">xsi:noNamespaceSchemaLocation="urn:magento:framework:ObjectManager/etc/config.xsd"&gt;</text:span></text:span></text:p>
      <text:p text:style-name="Standard"><text:span text:style-name="Source_20_Text"><text:span text:style-name="T55">&lt;preference</text:span></text:span><text:span text:style-name="T55"> </text:span><text:span text:style-name="Source_20_Text"><text:span text:style-name="T55">for="Magento\Catalog\Block\Product\ListProduct"</text:span></text:span><text:span text:style-name="T55"> </text:span><text:span text:style-name="Source_20_Text"><text:span text:style-name="T55">type="Webkul\Hello\Block\Rewrite\Product\ListProduct"</text:span></text:span><text:span text:style-name="T55"> </text:span><text:span text:style-name="Source_20_Text"><text:span text:style-name="T55">/&gt;</text:span></text:span></text:p>
      <text:p text:style-name="Standard"><text:span text:style-name="Source_20_Text"><text:span text:style-name="T54">&lt;/config&gt;</text:span></text:span></text:p>
      <text:p text:style-name="P17"><text:span text:style-name="Emphasis"><text:span text:style-name="T50"/></text:span></text:p>
      <text:p text:style-name="P17"><text:span text:style-name="Emphasis"><text:span text:style-name="T50"/></text:span></text:p>
      <text:p text:style-name="P17"><text:span text:style-name="Emphasis"><text:span text:style-name="T50"/></text:span></text:p>
      <text:p text:style-name="P17"><text:soft-page-break/><text:span text:style-name="Emphasis"><text:span text:style-name="T50"/></text:span></text:p>
      <text:p text:style-name="P18"><text:span text:style-name="Emphasis"><text:span text:style-name="T23">Webkul/Hello/Block/Rewrite/Product</text:span></text:span><text:span text:style-name="Emphasis"><text:span text:style-name="T23"> /ListProduct.php</text:span></text:span><text:span text:style-name="Emphasis"><text:span text:style-name="T51"> </text:span></text:span></text:p>
      <text:p text:style-name="P18"><text:span text:style-name="Emphasis"><text:span text:style-name="T22"/></text:span></text:p>
      <text:p text:style-name="P18"><text:span text:style-name="Source_20_Text"><text:span text:style-name="T22">&lt;?php</text:span></text:span></text:p>
      <text:p text:style-name="Standard"><text:span text:style-name="Source_20_Text"><text:span text:style-name="T54">/**</text:span></text:span></text:p>
      <text:p text:style-name="Standard"><text:span text:style-name="Source_20_Text"><text:span text:style-name="T54">* Hello Rewrite Product ListProduct Block</text:span></text:span></text:p>
      <text:p text:style-name="Standard"><text:span text:style-name="Source_20_Text"><text:span text:style-name="T54">* @category <text:s/>Webkul</text:span></text:span></text:p>
      <text:p text:style-name="Standard"><text:span text:style-name="Source_20_Text"><text:span text:style-name="T54">* @package <text:s/>Webkul_Hello</text:span></text:span></text:p>
      <text:p text:style-name="Standard"><text:span text:style-name="Source_20_Text"><text:span text:style-name="T54">* @author Webkul Software Private Limited</text:span></text:span></text:p>
      <text:p text:style-name="Standard"><text:span text:style-name="Source_20_Text"><text:span text:style-name="T54">*/</text:span></text:span></text:p>
      <text:p text:style-name="Standard"><text:span text:style-name="Source_20_Text"><text:span text:style-name="T54">namespace</text:span></text:span><text:span text:style-name="T54"> </text:span><text:span text:style-name="Source_20_Text"><text:span text:style-name="T54">Webkul\Hello\Block\Rewrite\Product;</text:span></text:span></text:p>
      <text:p text:style-name="Standard"><text:span text:style-name="Source_20_Text"><text:span text:style-name="T54">class</text:span></text:span><text:span text:style-name="T54"> </text:span><text:span text:style-name="Source_20_Text"><text:span text:style-name="T54">ListProduct extends</text:span></text:span><text:span text:style-name="T54"> </text:span><text:span text:style-name="Source_20_Text"><text:span text:style-name="T54">\Magento\Catalog\Block\Product\ListProduct</text:span></text:span></text:p>
      <text:p text:style-name="Standard"><text:span text:style-name="Source_20_Text"><text:span text:style-name="T54">{</text:span></text:span></text:p>
      <text:p text:style-name="Standard"><text:span text:style-name="Source_20_Text"><text:span text:style-name="T54"><text:s text:c="5"/>public</text:span></text:span><text:span text:style-name="T54"> </text:span><text:span text:style-name="Source_20_Text"><text:span text:style-name="T54">function</text:span></text:span><text:span text:style-name="T54"> </text:span><text:span text:style-name="Source_20_Text"><text:span text:style-name="T54">_getProductCollection()</text:span></text:span></text:p>
      <text:p text:style-name="Standard"><text:span text:style-name="Source_20_Text"><text:span text:style-name="T54"><text:s text:c="6"/>{</text:span></text:span></text:p>
      <text:p text:style-name="Standard"><text:span text:style-name="Source_20_Text"><text:span text:style-name="T54"><text:s text:c="9"/>// Do your stuff here</text:span></text:span></text:p>
      <text:p text:style-name="Standard"><text:span text:style-name="Source_20_Text"><text:span text:style-name="T54"><text:s text:c="6"/>}</text:span></text:span></text:p>
      <text:p text:style-name="Standard"><text:span text:style-name="Source_20_Text"><text:span text:style-name="T54">}</text:span></text:span></text:p>
      <text:p text:style-name="Standard"><text:span text:style-name="Source_20_Text"><text:span text:style-name="T54"/></text:span></text:p>
      <text:p text:style-name="Standard"><text:span text:style-name="Source_20_Text"><text:span text:style-name="T54"/></text:span></text:p>
      <text:p text:style-name="Standard"><text:span text:style-name="Source_20_Text"><text:span text:style-name="T54">------------------------------------------------------------------------------------------------------------------------</text:span></text:span></text:p>
      <text:p text:style-name="P18"><text:span text:style-name="Emphasis"><text:span text:style-name="T22"/></text:span></text:p>
      <text:p text:style-name="P18"><text:span text:style-name="Emphasis"><text:span text:style-name="T22"/></text:span></text:p>
      <text:h text:style-name="P22" text:outline-level="3"><text:span text:style-name="Strong_20_Emphasis"><text:span text:style-name="T23">Step2: </text:span></text:span><text:span text:style-name="Emphasis"><text:span text:style-name="T23">Overriding Model</text:span></text:span></text:h>
      <text:p text:style-name="P18"><text:span text:style-name="Emphasis"><text:span text:style-name="T22"/></text:span></text:p>
      <text:p text:style-name="P18"><text:span text:style-name="Emphasis"><text:span text:style-name="T22">di.xml</text:span></text:span></text:p>
      <text:p text:style-name="P18"><text:span text:style-name="Emphasis"><text:span text:style-name="Source_20_Text"><text:span text:style-name="T22">&lt;?xml</text:span></text:span></text:span><text:span text:style-name="Emphasis"><text:span text:style-name="T22"> </text:span></text:span><text:span text:style-name="Emphasis"><text:span text:style-name="Source_20_Text"><text:span text:style-name="T22">version="1.0"?&gt;</text:span></text:span></text:span></text:p>
      <text:p text:style-name="Standard"><text:span text:style-name="Source_20_Text"><text:span text:style-name="T54">&lt;config</text:span></text:span><text:span text:style-name="T54"> </text:span><text:span text:style-name="Source_20_Text"><text:span text:style-name="T54">xmlns:xsi="http://www.w3.org/2001/XMLSchema-instance"</text:span></text:span><text:span text:style-name="T54"> </text:span><text:span text:style-name="Source_20_Text"><text:span text:style-name="T54">xsi:noNamespaceSchemaLocation="urn:magento:framework:ObjectManager/etc/config.xsd"&gt;</text:span></text:span></text:p>
      <text:p text:style-name="Standard"><text:span text:style-name="Source_20_Text"><text:span text:style-name="T54"> &lt;preference</text:span></text:span><text:span text:style-name="T54"> </text:span><text:span text:style-name="Source_20_Text"><text:span text:style-name="T54">for="Magento\Catalog\Model\Product"</text:span></text:span><text:span text:style-name="T54"> </text:span><text:span text:style-name="Source_20_Text"><text:span text:style-name="T54">type="Webkul\Hello\Model\Rewrite\Catalog\Product"</text:span></text:span><text:span text:style-name="T54"> </text:span><text:span text:style-name="Source_20_Text"><text:span text:style-name="T54">/&gt;</text:span></text:span></text:p>
      <text:p text:style-name="Standard"><text:span text:style-name="Source_20_Text"><text:span text:style-name="T54">&lt;/config&gt;</text:span></text:span></text:p>
      <text:p text:style-name="P18"><text:span text:style-name="Emphasis"><text:span text:style-name="T22"/></text:span></text:p>
      <text:p text:style-name="P18"><text:span text:style-name="Emphasis"><text:span text:style-name="T22"/></text:span></text:p>
      <text:p text:style-name="P18"><text:span text:style-name="Emphasis"><text:span text:style-name="T22">Webkul/Hello/Model/Rewrite/Catalog/Product.php </text:span></text:span></text:p>
      <text:p text:style-name="P18"><text:span text:style-name="Emphasis"><text:span text:style-name="T22"/></text:span></text:p>
      <text:p text:style-name="P18"><text:span text:style-name="Emphasis"><text:span text:style-name="T22">&lt;?php</text:span></text:span></text:p>
      <text:p text:style-name="P18"><text:span text:style-name="Emphasis"><text:span text:style-name="T22"><text:s text:c="4"/>/**</text:span></text:span></text:p>
      <text:p text:style-name="P18"><text:span text:style-name="Emphasis"><text:span text:style-name="T22"><text:s text:c="5"/>* Hello Catalog Product Rewrite Model</text:span></text:span></text:p>
      <text:p text:style-name="P18"><text:span text:style-name="Emphasis"><text:span text:style-name="T22"><text:s text:c="5"/>*</text:span></text:span></text:p>
      <text:p text:style-name="P18"><text:span text:style-name="Emphasis"><text:span text:style-name="T22"><text:s text:c="5"/>* @category <text:s text:c="3"/>Webkul</text:span></text:span></text:p>
      <text:p text:style-name="P18"><text:span text:style-name="Emphasis"><text:span text:style-name="T22"><text:s text:c="5"/>* @package <text:s text:c="4"/>Webkul_Hello</text:span></text:span></text:p>
      <text:p text:style-name="P18"><text:span text:style-name="Emphasis"><text:span text:style-name="T22"><text:s text:c="5"/>* @author <text:s text:c="5"/>Webkul Software Private Limited</text:span></text:span></text:p>
      <text:p text:style-name="P18"><text:span text:style-name="Emphasis"><text:span text:style-name="T22"><text:s text:c="5"/>*</text:span></text:span></text:p>
      <text:p text:style-name="P18"><text:span text:style-name="Emphasis"><text:span text:style-name="T22"><text:s text:c="5"/>*/</text:span></text:span></text:p>
      <text:p text:style-name="P18"><text:span text:style-name="Emphasis"><text:span text:style-name="T22"><text:s text:c="4"/>namespace Webkul\Hello\Model\Rewrite\Catalog;</text:span></text:span></text:p>
      <text:p text:style-name="P18"><text:span text:style-name="Emphasis"><text:span text:style-name="T22"><text:s/></text:span></text:span></text:p>
      <text:p text:style-name="P18"><text:span text:style-name="Emphasis"><text:span text:style-name="T22"><text:s text:c="4"/>class Product extends \Magento\Catalog\Model\Product</text:span></text:span></text:p>
      <text:p text:style-name="P18"><text:span text:style-name="Emphasis"><text:span text:style-name="T22"><text:s text:c="4"/>{</text:span></text:span></text:p>
      <text:p text:style-name="P18"><text:span text:style-name="Emphasis"><text:span text:style-name="T22"><text:s text:c="8"/>public function isSalable()</text:span></text:span></text:p>
      <text:p text:style-name="P18"><text:span text:style-name="Emphasis"><text:span text:style-name="T22"><text:s text:c="8"/>{</text:span></text:span></text:p>
      <text:p text:style-name="P18"><text:span text:style-name="Emphasis"><text:span text:style-name="T22"><text:s text:c="12"/>// Do your stuff here</text:span></text:span></text:p>
      <text:p text:style-name="P18"><text:span text:style-name="Emphasis"><text:span text:style-name="T22"><text:s text:c="12"/>return parent::isSalable();</text:span></text:span></text:p>
      <text:p text:style-name="P18"><text:span text:style-name="Emphasis"><text:span text:style-name="T22"><text:s text:c="8"/>}</text:span></text:span></text:p>
      <text:p text:style-name="P24"><text:span text:style-name="Emphasis"><text:span text:style-name="T22"><text:s/></text:span></text:span></text:p>
      <text:p text:style-name="P18"><text:span text:style-name="Emphasis"><text:span text:style-name="T22"/></text:span></text:p>
      <text:p text:style-name="P18"><text:span text:style-name="Emphasis"><text:span text:style-name="T22"/></text:span></text:p>
      <text:p text:style-name="P18"><text:soft-page-break/><text:span text:style-name="Emphasis"><text:span text:style-name="T22"/></text:span></text:p>
      <text:p text:style-name="P18"><text:span text:style-name="Emphasis"><text:span text:style-name="T22"/></text:span></text:p>
      <text:p text:style-name="P18"><text:span text:style-name="Emphasis"><text:span text:style-name="T22"/></text:span></text:p>
      <text:p text:style-name="P18"><text:span text:style-name="Emphasis"><text:span text:style-name="T22"/></text:span></text:p>
      <text:p text:style-name="P18"><text:span text:style-name="Strong_20_Emphasis"><text:span text:style-name="T23">Step3: <text:s text:c="2"/></text:span></text:span><text:span text:style-name="Emphasis"><text:span text:style-name="Strong_20_Emphasis"><text:span text:style-name="T24">Override Product View Controller. </text:span></text:span></text:span></text:p>
      <text:p text:style-name="P18"><text:span text:style-name="Emphasis"><text:span text:style-name="T22"/></text:span></text:p>
      <text:p text:style-name="P18"><text:span text:style-name="Emphasis"><text:span text:style-name="T22">di.xml</text:span></text:span></text:p>
      <text:p text:style-name="P18"><text:span text:style-name="Emphasis"><text:span text:style-name="T22"/></text:span></text:p>
      <text:p text:style-name="P18"><text:span text:style-name="Emphasis"><text:span text:style-name="Source_20_Text"><text:span text:style-name="T22">&lt;?xml</text:span></text:span></text:span><text:span text:style-name="Emphasis"><text:span text:style-name="T22"> </text:span></text:span><text:span text:style-name="Emphasis"><text:span text:style-name="Source_20_Text"><text:span text:style-name="T22">version="1.0"?&gt;</text:span></text:span></text:span></text:p>
      <text:p text:style-name="Standard"><text:span text:style-name="Source_20_Text"><text:span text:style-name="T54">&lt;config</text:span></text:span><text:span text:style-name="T54"> </text:span><text:span text:style-name="Source_20_Text"><text:span text:style-name="T54">xmlns:xsi="http://www.w3.org/2001/XMLSchema-instance"</text:span></text:span><text:span text:style-name="T54"> </text:span><text:span text:style-name="Source_20_Text"><text:span text:style-name="T54">xsi:noNamespaceSchemaLocation="urn:magento:framework:ObjectManager/etc/config.xsd"&gt;</text:span></text:span></text:p>
      <text:p text:style-name="Standard"><text:span text:style-name="Source_20_Text"><text:span text:style-name="T54">    &lt;preference</text:span></text:span><text:span text:style-name="T54"> </text:span><text:span text:style-name="Source_20_Text"><text:span text:style-name="T54">for="Magento\Catalog\Controller\Product\View"</text:span></text:span><text:span text:style-name="T54"> </text:span><text:span text:style-name="Source_20_Text"><text:span text:style-name="T54">type="Webkul\Hello\Controller\Rewrite\Product\View"</text:span></text:span><text:span text:style-name="T54"> </text:span><text:span text:style-name="Source_20_Text"><text:span text:style-name="T54">/&gt;</text:span></text:span></text:p>
      <text:p text:style-name="Standard"><text:span text:style-name="Source_20_Text"><text:span text:style-name="T54">&lt;/config&gt;</text:span></text:span></text:p>
      <text:p text:style-name="P18"><text:span text:style-name="Emphasis"><text:span text:style-name="T22"/></text:span></text:p>
      <text:p text:style-name="P18"><text:span text:style-name="Emphasis"><text:span text:style-name="T22"/></text:span></text:p>
      <text:p text:style-name="P18"><text:span text:style-name="Emphasis"><text:span text:style-name="T22">Webkul/Hello/Controller/Rewrite/Product/ View.php</text:span></text:span></text:p>
      <text:p text:style-name="P18"><text:span text:style-name="Emphasis"><text:span text:style-name="T22">&lt;?php</text:span></text:span></text:p>
      <text:p text:style-name="P18"><text:span text:style-name="Emphasis"><text:span text:style-name="T22"><text:s text:c="4"/>/**</text:span></text:span></text:p>
      <text:p text:style-name="P18"><text:span text:style-name="Emphasis"><text:span text:style-name="T22"><text:s text:c="5"/>* Hello Rewrite Product View Controller</text:span></text:span></text:p>
      <text:p text:style-name="P18"><text:span text:style-name="Emphasis"><text:span text:style-name="T22"><text:s text:c="5"/>*</text:span></text:span></text:p>
      <text:p text:style-name="P18"><text:span text:style-name="Emphasis"><text:span text:style-name="T22"><text:s text:c="5"/>* @category <text:s text:c="3"/>Webkul</text:span></text:span></text:p>
      <text:p text:style-name="P18"><text:span text:style-name="Emphasis"><text:span text:style-name="T22"><text:s text:c="5"/>* @package <text:s text:c="4"/>Webkul_Hello</text:span></text:span></text:p>
      <text:p text:style-name="P18"><text:span text:style-name="Emphasis"><text:span text:style-name="T22"><text:s text:c="5"/>* @author <text:s text:c="5"/>Webkul Software Private Limited</text:span></text:span></text:p>
      <text:p text:style-name="P18"><text:span text:style-name="Emphasis"><text:span text:style-name="T22"><text:s text:c="5"/>*</text:span></text:span></text:p>
      <text:p text:style-name="P18"><text:span text:style-name="Emphasis"><text:span text:style-name="T22"><text:s text:c="5"/>*/</text:span></text:span></text:p>
      <text:p text:style-name="P18"><text:span text:style-name="Emphasis"><text:span text:style-name="T22"><text:s text:c="4"/>namespace Webkul\Hello\Controller\Rewrite\Product;</text:span></text:span></text:p>
      <text:p text:style-name="P18"><text:span text:style-name="Emphasis"><text:span text:style-name="T22"><text:s/></text:span></text:span></text:p>
      <text:p text:style-name="P18"><text:span text:style-name="Emphasis"><text:span text:style-name="T22"><text:s text:c="4"/>class View extends \Magento\Catalog\Controller\Product\View</text:span></text:span></text:p>
      <text:p text:style-name="P18"><text:span text:style-name="Emphasis"><text:span text:style-name="T22"><text:s text:c="4"/>{</text:span></text:span></text:p>
      <text:p text:style-name="P18"><text:span text:style-name="Emphasis"><text:span text:style-name="T22"><text:s text:c="8"/>/**</text:span></text:span></text:p>
      <text:p text:style-name="P18"><text:span text:style-name="Emphasis"><text:span text:style-name="T22"><text:s text:c="9"/>* @return \Magento\Framework\Controller\Result\Redirect|\Magento\Framework\View\Result\Page</text:span></text:span></text:p>
      <text:p text:style-name="P18"><text:span text:style-name="Emphasis"><text:span text:style-name="T22"><text:s text:c="9"/>*/</text:span></text:span></text:p>
      <text:p text:style-name="P18"><text:span text:style-name="Emphasis"><text:span text:style-name="T22"><text:s text:c="8"/>public function execute()</text:span></text:span></text:p>
      <text:p text:style-name="P18"><text:span text:style-name="Emphasis"><text:span text:style-name="T22"><text:s text:c="8"/>{</text:span></text:span></text:p>
      <text:p text:style-name="P18"><text:span text:style-name="Emphasis"><text:span text:style-name="T22"><text:s text:c="12"/>// Do your stuff here</text:span></text:span></text:p>
      <text:p text:style-name="P18"><text:span text:style-name="Emphasis"><text:span text:style-name="T22"><text:s text:c="12"/>return parent::execute();</text:span></text:span></text:p>
      <text:p text:style-name="P18"><text:span text:style-name="Emphasis"><text:span text:style-name="T22"><text:s text:c="8"/>}</text:span></text:span></text:p>
      <text:p text:style-name="P18"><text:span text:style-name="Emphasis"><text:span text:style-name="T22"><text:s text:c="4"/>}</text:span></text:span></text:p>
      <text:p text:style-name="P18"><text:span text:style-name="Emphasis"><text:span text:style-name="T22"/></text:span></text:p>
      <text:p text:style-name="P19"/>
      <text:p text:style-name="P33">helper function call in block.phtml</text:p>
      <text:p text:style-name="P36"/>
      <text:p text:style-name="P34"/>
      <text:p text:style-name="P35">Helper: <text:s/>/app/code/Oss/TestPage/Helper/Data.php</text:p>
      <text:p text:style-name="P34">&lt;?php</text:p>
      <text:p text:style-name="P34"><text:s text:c="8"/>namespace Oss\TestPage\Helper;</text:p>
      <text:p text:style-name="P34"/>
      <text:p text:style-name="P34"><text:s text:c="8"/>use Magento\Framework\App\Helper\AbstractHelper;</text:p>
      <text:p text:style-name="P34"/>
      <text:p text:style-name="P34"><text:s text:c="7"/>class Data extends AbstractHelper {</text:p>
      <text:p text:style-name="P34"><text:tab/></text:p>
      <text:p text:style-name="P34"><text:s text:c="7"/>public function ossTestHelper() <text:s text:c="3"/>{</text:p>
      <text:p text:style-name="P34"><text:s text:c="10"/>return 'test block/helper call in phtml##';</text:p>
      <text:p text:style-name="P34"><text:s text:c="7"/>}</text:p>
      <text:p text:style-name="P34"><text:s/>}</text:p>
      <text:p text:style-name="P34"><text:soft-page-break/></text:p>
      <text:p text:style-name="P34"><text:span text:style-name="T37">Block</text:span>: app/code/Oss/TestPage/Block/Index/Index.php</text:p>
      <text:p text:style-name="P34"/>
      <text:p text:style-name="P34">&lt;?php</text:p>
      <text:p text:style-name="P34"><text:s/></text:p>
      <text:p text:style-name="P34">namespace Oss\TestPage\Block\Index;</text:p>
      <text:p text:style-name="P34"/>
      <text:p text:style-name="P34">class Index extends \Magento\Framework\View\Element\Template {</text:p>
      <text:p text:style-name="P34"/>
      <text:p text:style-name="P34"><text:s text:c="4"/>protected $myModuleHelper;</text:p>
      <text:p text:style-name="P34"><text:s/></text:p>
      <text:p text:style-name="P34"><text:s text:c="4"/>public function __construct(</text:p>
      <text:p text:style-name="P34"><text:s text:c="8"/>\Magento\Framework\View\Element\Template\Context $context,</text:p>
      <text:p text:style-name="P34"><text:s text:c="8"/>\Oss\TestPage\Helper\Data $myModuleHelper,</text:p>
      <text:p text:style-name="P34"><text:s text:c="8"/>array $data = []</text:p>
      <text:p text:style-name="P34"><text:s text:c="4"/>) {</text:p>
      <text:p text:style-name="P34"><text:s text:c="8"/>parent::__construct($context, $data);</text:p>
      <text:p text:style-name="P34"><text:s text:c="8"/>$this-&gt;_mymoduleHelper = $myModuleHelper;</text:p>
      <text:p text:style-name="P34"><text:s text:c="4"/>}</text:p>
      <text:p text:style-name="P34"><text:s/></text:p>
      <text:p text:style-name="P34"><text:s text:c="4"/>public function ossTestBlock() {</text:p>
      <text:p text:style-name="P34"><text:s text:c="8"/>return $this-&gt;_mymoduleHelper-&gt;ossTestHelper();</text:p>
      <text:p text:style-name="P34"><text:s text:c="4"/>}</text:p>
      <text:p text:style-name="P34"/>
      <text:p text:style-name="P34">}</text:p>
      <text:p text:style-name="P35"/>
      <text:p text:style-name="P35">View: Call block in view file</text:p>
      <text:p text:style-name="P34"/>
      <text:p text:style-name="P34">echo $block-&gt;ossTestBlock();</text:p>
      <text:p text:style-name="P34"/>
      <text:p text:style-name="P34"/>
      <text:p text:style-name="P36">Event / Observer magento</text:p>
      <text:p text:style-name="P36"/>
      <text:p text:style-name="P38">(Set default Product price to cart item quote)</text:p>
      <text:p text:style-name="P36"/>
      <text:p text:style-name="P36">Step1. Create custom <text:s/>Module</text:p>
      <text:p text:style-name="P36"/>
      <text:p text:style-name="P36">Ste2. app/code/Oss/Cartevent/Observer/Customprice.php</text:p>
      <text:p text:style-name="P36"/>
      <text:p text:style-name="P37">&lt;?php</text:p>
      <text:p text:style-name="P37">namespace Oss\Cartevent\Observer;</text:p>
      <text:p text:style-name="P37">class Customprice implements \Magento\Framework\Event\ObserverInterface{</text:p>
      <text:p text:style-name="P37"><text:s text:c="2"/>public function execute(\Magento\Framework\Event\Observer $observer) <text:s/>{ <text:s text:c="2"/></text:p>
      <text:p text:style-name="P37"><text:s text:c="4"/></text:p>
      <text:p text:style-name="P37"><text:s text:c="4"/>/*Set default Product price to cart item quote*/<text:tab/></text:p>
      <text:p text:style-name="P37"><text:tab/> <text:s text:c="2"/>$item = $observer-&gt;getEvent()-&gt;getData('quote_item'); <text:s text:c="8"/></text:p>
      <text:p text:style-name="P37"><text:tab/><text:tab/>$item = ( $item-&gt;getParentItem() ? $item-&gt;getParentItem() : $item );</text:p>
      <text:p text:style-name="P37"><text:tab/><text:tab/>$price = 100; </text:p>
      <text:p text:style-name="P37"><text:tab/><text:tab/>$item-&gt;setCustomPrice($price);</text:p>
      <text:p text:style-name="P37"><text:tab/><text:tab/>$item-&gt;setOriginalCustomPrice($price);</text:p>
      <text:p text:style-name="P37"><text:tab/><text:tab/>$item-&gt;getProduct()-&gt;setIsSuperMode(true); </text:p>
      <text:p text:style-name="P37"><text:tab/></text:p>
      <text:p text:style-name="P37"><text:s text:c="2"/>}</text:p>
      <text:p text:style-name="P37"><text:s text:c="2"/></text:p>
      <text:p text:style-name="P37">}</text:p>
      <text:p text:style-name="P37"><text:soft-page-break/></text:p>
      <text:p text:style-name="P37"/>
      <text:p text:style-name="P37"><text:span text:style-name="T57">Step3. <text:s/></text:span>app/code/Oss/Cartevent/etc/Events.xml</text:p>
      <text:p text:style-name="P37"/>
      <text:p text:style-name="P37">&lt;?xml version="1.0"?&gt;</text:p>
      <text:p text:style-name="P37"><text:s text:c="2"/>&lt;config xmlns:xsi="http://www.w3.org/2001/XMLSchema-instance" xsi:noNamespaceSchemaLocation="urn:magento:framework:Event/etc/events.xsd"&gt;</text:p>
      <text:p text:style-name="P37">&lt;event name="checkout_cart_product_add_after"&gt;</text:p>
      <text:p text:style-name="P37"><text:s text:c="4"/>&lt;observer name="oss_cartevent_observer_customprice" instance="Oss\Cartevent\Observer\Customprice" /&gt;</text:p>
      <text:p text:style-name="P37"><text:s text:c="3"/>&lt;/event&gt;</text:p>
      <text:p text:style-name="P37">&lt;/config&gt;</text:p>
      <text:p text:style-name="P37"/>
      <text:p text:style-name="P37">-------------------------------------------------------------</text:p>
      <text:p text:style-name="P36"/>
      <text:p text:style-name="P36">Overwrite template Contact form:</text:p>
      <text:p text:style-name="P36"/>
      <text:p text:style-name="P37">App/design/frontend/Rk/Demo/Magento_Contact/templates/form.phtml</text:p>
      <text:p text:style-name="P37"/>
      <text:p text:style-name="P37"/>
      <text:p text:style-name="P37">----------------</text:p>
      <text:p text:style-name="P39">Magento css:</text:p>
      <text:p text:style-name="P37"/>
      <text:p text:style-name="P42">By default, media queries are outputting styles in two different files:</text:p>
      <text:p text:style-name="P27"><text:span text:style-name="Strong_20_Emphasis"><text:span text:style-name="T9">1. styles-m.less</text:span></text:span><text:span text:style-name="T10"> – which generates basic and mobile-specific styles</text:span></text:p>
      <text:p text:style-name="P27"><text:span text:style-name="Strong_20_Emphasis"><text:span text:style-name="T9">2. styles-l.less</text:span></text:span><text:span text:style-name="T10"> – generates desktop-specific styles (for 768px width screen and higher)</text:span></text:p>
      <text:p text:style-name="P26">This means that, when the website is opened on a mobile device, it will load only styles compiled from the styles-m.less file. Extra styles from the second file (styles-l.less) are compiling and loading only if the screen width is 768px or higher.</text:p>
      <text:p text:style-name="P37"/>
      <text:p text:style-name="P37"/>
      <text:p text:style-name="P37">&lt;move element="catalog.topnav" destination="header-wrapper" after="logo"/&gt;</text:p>
      <text:p text:style-name="P20"><text:s text:c="2"/>&lt;move element="top.search" destination="header-wrapper" <text:s/>after="catalog.topnav"/&gt;</text:p>
      <text:p text:style-name="P43"/>
      <text:p text:style-name="P37">Magento2 Rest API:</text:p>
      <text:p text:style-name="P37"/>
      <text:p text:style-name="P40"><text:span text:style-name="T56">System-&gt; intrgation -&gt;Addnw intregation key-&gt; get </text:span><text:span text:style-name="T36">Access Token</text:span> </text:p>
      <text:p text:style-name="P40"/>
      <text:p text:style-name="P40">Install Postman:</text:p>
      <text:p text:style-name="P40">Set Header</text:p>
      <text:list xml:id="list8473094158160652126" text:style-name="L4">
        <text:list-item>
          <text:p text:style-name="P47"><text:span text:style-name="T33">Authorization</text:span> : <text:s/><text:span text:style-name="T33">bearer can2bstkkf7v5tt5rasubphjtsjtfsu9</text:span></text:p>
        </text:list-item>
        <text:list-item>
          <text:p text:style-name="P47"><text:span text:style-name="T33">Content-Type</text:span> <text:s/>: application/json</text:p>
        </text:list-item>
      </text:list>
      <text:p text:style-name="P40"/>
      <text:p text:style-name="P40"/>
      <text:p text:style-name="P37">Product list (Get):</text:p>
      <text:p text:style-name="P37"><text:span text:style-name="T35">http://172.16.10.16/~laxmit/m2/index.php/rest/V1/products?searchCriteria</text:span> </text:p>
      <text:p text:style-name="P37"/>
      <text:p text:style-name="P37"/>
      <text:p text:style-name="P37">Create product (POST)</text:p>
      <text:p text:style-name="P37"/>
      <text:p text:style-name="P37"><text:span text:style-name="T35">http://172.16.10.16/~laxmit/m2/index.php/rest/V1/products</text:span> </text:p>
      <text:p text:style-name="P37"/>
      <text:p text:style-name="P40"><text:span text:style-name="T34">Authorization</text:span><text:span text:style-name="T56"> - </text:span><text:span text:style-name="T33">bearer can2bstkkf7v5tt5rasubphjtsjtfsu9</text:span> </text:p>
      <text:p text:style-name="P40"><text:span text:style-name="T34">Content-Type</text:span><text:span text:style-name="T56"> : </text:span><text:span text:style-name="T33">application/json</text:span> </text:p>
      <text:p text:style-name="P37"/>
      <text:p text:style-name="P37"/>
      <text:p text:style-name="P37">Raw: </text:p>
      <text:p text:style-name="P41"><text:s/>{</text:p>
      <text:p text:style-name="P41"><text:s/><text:tab/>"product": {</text:p>
      <text:p text:style-name="P41"><text:s/><text:tab/><text:tab/>"sku": "ABC_1234567",</text:p>
      <text:p text:style-name="P41"><text:s/><text:tab/><text:tab/>"name": "My Product Title Listing",</text:p>
      <text:p text:style-name="P41"><text:s/><text:tab/><text:tab/>"attributeSetId": 10,</text:p>
      <text:p text:style-name="P41"><text:s/><text:tab/><text:tab/>"price": 425.99,</text:p>
      <text:p text:style-name="P41"><text:s/><text:tab/><text:tab/>"status": 1,</text:p>
      <text:p text:style-name="P41"><text:s/><text:tab/><text:tab/>"visibility": 4,</text:p>
      <text:p text:style-name="P41"><text:s/><text:tab/><text:tab/>"typeId": "simple",</text:p>
      <text:p text:style-name="P41"><text:s/><text:tab/><text:tab/>"createdAt": "2016-05-26 14:00:00",</text:p>
      <text:p text:style-name="P41"><text:s/><text:tab/><text:tab/>"updatedAt": "2016-05-26 14:00:00",</text:p>
      <text:p text:style-name="P41"><text:s/><text:tab/><text:tab/>"weight": 15</text:p>
      <text:p text:style-name="P41"><text:s/><text:tab/>},</text:p>
      <text:p text:style-name="P41"><text:s/><text:tab/>"saveOptions": true</text:p>
      <text:p text:style-name="P41"><text:s/><text:tab/></text:p>
      <text:p text:style-name="P41"><text:s/>}</text:p>
      <text:p text:style-name="P41"/>
      <text:p text:style-name="P41"/>
      <text:p text:style-name="P41">--</text:p>
      <text:p text:style-name="P41"><text:a xlink:type="simple" xlink:href="https://mage2.pro/t/topic/1297" text:style-name="Internet_20_link" text:visited-style-name="Visited_20_Internet_20_Link">https://mage2.pro/t/topic/1297</text:a></text:p>
      <text:p text:style-name="P41"/>
      <text:p text:style-name="P41">update cart <text:a xlink:type="simple" xlink:href="https://www.thirdandgrove.com/creating-custom-rest-api-magento2" text:style-name="Internet_20_link" text:visited-style-name="Visited_20_Internet_20_Link">https://www.thirdandgrove.com/creating-custom-rest-api-magento2</text:a></text:p>
      <text:p text:style-name="P41"/>
      <text:p text:style-name="P41">https://www.demacmedia.com/extending-magento-2-rest-web-api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Open Sans" svg:font-family="'Open Sans', 'Helvetica Neue', Arial, Helvetica, sans-serif"/>
    <style:font-face style:name="Open Sans1" svg:font-family="'Open Sans', 'Helvetica Neue', Helvetica, Arial, sans-serif"/>
    <style:font-face style:name="OpenSans" svg:font-family="OpenSans, Helvetica, Arial, sans-serif"/>
    <style:font-face style:name="OpenSymbol" svg:font-family="OpenSymbol"/>
    <style:font-face style:name="SFMono-Regular" svg:font-family="SFMono-Regular, Consolas, 'Liberation Mono', Menlo, Courier, monospace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1H11M18S</meta:editing-duration>
    <meta:editing-cycles>69</meta:editing-cycles>
    <meta:generator>OpenOffice/4.1.1$Win32 OpenOffice.org_project/411m6$Build-9775</meta:generator>
    <dc:date>2018-01-15T18:08:50.25</dc:date>
    <dc:creator>laxmi </dc:creator>
    <meta:document-statistic meta:table-count="0" meta:image-count="0" meta:object-count="0" meta:page-count="12" meta:paragraph-count="340" meta:word-count="1196" meta:character-count="13368"/>
    <meta:user-defined meta:name="Info 1"/>
    <meta:user-defined meta:name="Info 2"/>
    <meta:user-defined meta:name="Info 3"/>
    <meta:user-defined meta:name="Info 4"/>
  </office:meta>
</office:document-meta>
</file>